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472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0.3819in"/>
    </style:style>
    <style:style style:name="co4" style:family="table-column">
      <style:table-column-properties fo:break-before="auto" style:column-width="0.9138in"/>
    </style:style>
    <style:style style:name="co5" style:family="table-column">
      <style:table-column-properties fo:break-before="auto" style:column-width="0.179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799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9" table:default-cell-style-name="ce4"/>
        <table:table-column table:style-name="co3" table:number-columns-repeated="26" table:default-cell-style-name="ce4"/>
        <table:table-column table:style-name="co4" table:default-cell-style-name="ce6"/>
        <table:table-column table:style-name="co3" table:number-columns-repeated="35" table:default-cell-style-name="ce4"/>
        <table:table-column table:style-name="co5" table:number-columns-repeated="952" table:default-cell-style-name="Default"/>
        <table:table-row table:style-name="ro1">
          <table:table-cell table:style-name="ce1" office:value-type="string" table:number-columns-spanned="72" table:number-rows-spanned="1">
            <text:p>Stacked Shelves</text:p>
          </table:table-cell>
          <table:covered-table-cell table:number-columns-repeated="71" table:style-name="Default"/>
          <table:table-cell table:number-columns-repeated="952"/>
        </table:table-row>
        <table:table-row table:style-name="ro1">
          <table:table-cell table:style-name="ce1"/>
          <table:table-cell table:style-name="ce3" office:value-type="string" table:number-columns-spanned="35" table:number-rows-spanned="1">
            <text:p>1 through 35</text:p>
          </table:table-cell>
          <table:covered-table-cell table:number-columns-repeated="34" table:style-name="Default"/>
          <table:table-cell table:style-name="ce5" office:value-type="string">
            <text:p>PS 1 OR 2</text:p>
          </table:table-cell>
          <table:table-cell table:style-name="ce7" office:value-type="string" table:number-columns-spanned="35" table:number-rows-spanned="1">
            <text:p>36 through 70</text:p>
          </table:table-cell>
          <table:covered-table-cell table:number-columns-repeated="34" table:style-name="Default"/>
          <table:table-cell table:number-columns-repeated="952"/>
        </table:table-row>
        <table:table-row table:style-name="ro1">
          <table:table-cell office:value-type="string">
            <text:p>Z</text:p>
          </table:table-cell>
          <table:table-cell office:value-type="string">
            <text:p>Z1</text:p>
          </table:table-cell>
          <table:table-cell office:value-type="string">
            <text:p>Z2</text:p>
          </table:table-cell>
          <table:table-cell office:value-type="string">
            <text:p>Z3</text:p>
          </table:table-cell>
          <table:table-cell office:value-type="string">
            <text:p>Z4</text:p>
          </table:table-cell>
          <table:table-cell office:value-type="string">
            <text:p>Z5</text:p>
          </table:table-cell>
          <table:table-cell office:value-type="string">
            <text:p>Z6</text:p>
          </table:table-cell>
          <table:table-cell office:value-type="string">
            <text:p>Z7</text:p>
          </table:table-cell>
          <table:table-cell office:value-type="string">
            <text:p>Z8</text:p>
          </table:table-cell>
          <table:table-cell office:value-type="string">
            <text:p>Z9</text:p>
          </table:table-cell>
          <table:table-cell office:value-type="string">
            <text:p>Z10</text:p>
          </table:table-cell>
          <table:table-cell office:value-type="string">
            <text:p>Z11</text:p>
          </table:table-cell>
          <table:table-cell office:value-type="string">
            <text:p>Z12</text:p>
          </table:table-cell>
          <table:table-cell office:value-type="string">
            <text:p>Z13</text:p>
          </table:table-cell>
          <table:table-cell office:value-type="string">
            <text:p>Z14</text:p>
          </table:table-cell>
          <table:table-cell office:value-type="string">
            <text:p>Z15</text:p>
          </table:table-cell>
          <table:table-cell office:value-type="string">
            <text:p>Z16</text:p>
          </table:table-cell>
          <table:table-cell office:value-type="string">
            <text:p>Z17</text:p>
          </table:table-cell>
          <table:table-cell office:value-type="string">
            <text:p>Z18</text:p>
          </table:table-cell>
          <table:table-cell office:value-type="string">
            <text:p>Z19</text:p>
          </table:table-cell>
          <table:table-cell office:value-type="string">
            <text:p>Z20</text:p>
          </table:table-cell>
          <table:table-cell office:value-type="string">
            <text:p>Z21</text:p>
          </table:table-cell>
          <table:table-cell office:value-type="string">
            <text:p>Z22</text:p>
          </table:table-cell>
          <table:table-cell office:value-type="string">
            <text:p>Z23</text:p>
          </table:table-cell>
          <table:table-cell office:value-type="string">
            <text:p>Z24</text:p>
          </table:table-cell>
          <table:table-cell office:value-type="string">
            <text:p>Z25</text:p>
          </table:table-cell>
          <table:table-cell office:value-type="string">
            <text:p>Z26</text:p>
          </table:table-cell>
          <table:table-cell office:value-type="string">
            <text:p>Z27</text:p>
          </table:table-cell>
          <table:table-cell office:value-type="string">
            <text:p>Z28</text:p>
          </table:table-cell>
          <table:table-cell office:value-type="string">
            <text:p>Z29</text:p>
          </table:table-cell>
          <table:table-cell office:value-type="string">
            <text:p>Z30</text:p>
          </table:table-cell>
          <table:table-cell office:value-type="string">
            <text:p>Z31</text:p>
          </table:table-cell>
          <table:table-cell office:value-type="string">
            <text:p>Z32</text:p>
          </table:table-cell>
          <table:table-cell office:value-type="string">
            <text:p>Z33</text:p>
          </table:table-cell>
          <table:table-cell office:value-type="string">
            <text:p>Z34</text:p>
          </table:table-cell>
          <table:table-cell office:value-type="string">
            <text:p>Z35</text:p>
          </table:table-cell>
          <table:table-cell office:value-type="string">
            <text:p>vv</text:p>
          </table:table-cell>
          <table:table-cell office:value-type="string">
            <text:p>Z36</text:p>
          </table:table-cell>
          <table:table-cell office:value-type="string">
            <text:p>Z37</text:p>
          </table:table-cell>
          <table:table-cell office:value-type="string">
            <text:p>Z38</text:p>
          </table:table-cell>
          <table:table-cell office:value-type="string">
            <text:p>Z39</text:p>
          </table:table-cell>
          <table:table-cell office:value-type="string">
            <text:p>Z40</text:p>
          </table:table-cell>
          <table:table-cell office:value-type="string">
            <text:p>Z41</text:p>
          </table:table-cell>
          <table:table-cell office:value-type="string">
            <text:p>Z42</text:p>
          </table:table-cell>
          <table:table-cell office:value-type="string">
            <text:p>Z43</text:p>
          </table:table-cell>
          <table:table-cell office:value-type="string">
            <text:p>Z44</text:p>
          </table:table-cell>
          <table:table-cell office:value-type="string">
            <text:p>Z45</text:p>
          </table:table-cell>
          <table:table-cell office:value-type="string">
            <text:p>Z46</text:p>
          </table:table-cell>
          <table:table-cell office:value-type="string">
            <text:p>Z47</text:p>
          </table:table-cell>
          <table:table-cell office:value-type="string">
            <text:p>Z48</text:p>
          </table:table-cell>
          <table:table-cell office:value-type="string">
            <text:p>Z49</text:p>
          </table:table-cell>
          <table:table-cell office:value-type="string">
            <text:p>Z50</text:p>
          </table:table-cell>
          <table:table-cell office:value-type="string">
            <text:p>Z51</text:p>
          </table:table-cell>
          <table:table-cell office:value-type="string">
            <text:p>Z52</text:p>
          </table:table-cell>
          <table:table-cell office:value-type="string">
            <text:p>Z53</text:p>
          </table:table-cell>
          <table:table-cell office:value-type="string">
            <text:p>Z54</text:p>
          </table:table-cell>
          <table:table-cell office:value-type="string">
            <text:p>Z55</text:p>
          </table:table-cell>
          <table:table-cell office:value-type="string">
            <text:p>Z56</text:p>
          </table:table-cell>
          <table:table-cell office:value-type="string">
            <text:p>Z57</text:p>
          </table:table-cell>
          <table:table-cell office:value-type="string">
            <text:p>Z58</text:p>
          </table:table-cell>
          <table:table-cell office:value-type="string">
            <text:p>Z59</text:p>
          </table:table-cell>
          <table:table-cell office:value-type="string">
            <text:p>Z60</text:p>
          </table:table-cell>
          <table:table-cell office:value-type="string">
            <text:p>Z61</text:p>
          </table:table-cell>
          <table:table-cell office:value-type="string">
            <text:p>Z62</text:p>
          </table:table-cell>
          <table:table-cell office:value-type="string">
            <text:p>Z63</text:p>
          </table:table-cell>
          <table:table-cell office:value-type="string">
            <text:p>Z64</text:p>
          </table:table-cell>
          <table:table-cell office:value-type="string">
            <text:p>Z65</text:p>
          </table:table-cell>
          <table:table-cell office:value-type="string">
            <text:p>Z66</text:p>
          </table:table-cell>
          <table:table-cell office:value-type="string">
            <text:p>Z67</text:p>
          </table:table-cell>
          <table:table-cell office:value-type="string">
            <text:p>Z68</text:p>
          </table:table-cell>
          <table:table-cell office:value-type="string">
            <text:p>Z69</text:p>
          </table:table-cell>
          <table:table-cell office:value-type="string">
            <text:p>Z70</text:p>
          </table:table-cell>
          <table:table-cell table:number-columns-repeated="952"/>
        </table:table-row>
        <table:table-row table:style-name="ro1">
          <table:table-cell office:value-type="string">
            <text:p>Y</text:p>
          </table:table-cell>
          <table:table-cell office:value-type="string">
            <text:p>Y1</text:p>
          </table:table-cell>
          <table:table-cell office:value-type="string">
            <text:p>Y2</text:p>
          </table:table-cell>
          <table:table-cell office:value-type="string">
            <text:p>Y3</text:p>
          </table:table-cell>
          <table:table-cell office:value-type="string">
            <text:p>Y4</text:p>
          </table:table-cell>
          <table:table-cell office:value-type="string">
            <text:p>Y5</text:p>
          </table:table-cell>
          <table:table-cell office:value-type="string">
            <text:p>Y6</text:p>
          </table:table-cell>
          <table:table-cell office:value-type="string">
            <text:p>Y7</text:p>
          </table:table-cell>
          <table:table-cell office:value-type="string">
            <text:p>Y8</text:p>
          </table:table-cell>
          <table:table-cell office:value-type="string">
            <text:p>Y9</text:p>
          </table:table-cell>
          <table:table-cell office:value-type="string">
            <text:p>Y10</text:p>
          </table:table-cell>
          <table:table-cell office:value-type="string">
            <text:p>Y11</text:p>
          </table:table-cell>
          <table:table-cell office:value-type="string">
            <text:p>Y12</text:p>
          </table:table-cell>
          <table:table-cell office:value-type="string">
            <text:p>Y13</text:p>
          </table:table-cell>
          <table:table-cell office:value-type="string">
            <text:p>Y14</text:p>
          </table:table-cell>
          <table:table-cell office:value-type="string">
            <text:p>Y15</text:p>
          </table:table-cell>
          <table:table-cell office:value-type="string">
            <text:p>Y16</text:p>
          </table:table-cell>
          <table:table-cell office:value-type="string">
            <text:p>Y17</text:p>
          </table:table-cell>
          <table:table-cell office:value-type="string">
            <text:p>Y18</text:p>
          </table:table-cell>
          <table:table-cell office:value-type="string">
            <text:p>Y19</text:p>
          </table:table-cell>
          <table:table-cell office:value-type="string">
            <text:p>Y20</text:p>
          </table:table-cell>
          <table:table-cell office:value-type="string">
            <text:p>Y21</text:p>
          </table:table-cell>
          <table:table-cell office:value-type="string">
            <text:p>Y22</text:p>
          </table:table-cell>
          <table:table-cell office:value-type="string">
            <text:p>Y23</text:p>
          </table:table-cell>
          <table:table-cell office:value-type="string">
            <text:p>Y24</text:p>
          </table:table-cell>
          <table:table-cell office:value-type="string">
            <text:p>Y25</text:p>
          </table:table-cell>
          <table:table-cell office:value-type="string">
            <text:p>Y26</text:p>
          </table:table-cell>
          <table:table-cell office:value-type="string">
            <text:p>Y27</text:p>
          </table:table-cell>
          <table:table-cell office:value-type="string">
            <text:p>Y28</text:p>
          </table:table-cell>
          <table:table-cell office:value-type="string">
            <text:p>Y29</text:p>
          </table:table-cell>
          <table:table-cell office:value-type="string">
            <text:p>Y30</text:p>
          </table:table-cell>
          <table:table-cell office:value-type="string">
            <text:p>Y31</text:p>
          </table:table-cell>
          <table:table-cell office:value-type="string">
            <text:p>Y32</text:p>
          </table:table-cell>
          <table:table-cell office:value-type="string">
            <text:p>Y33</text:p>
          </table:table-cell>
          <table:table-cell office:value-type="string">
            <text:p>Y34</text:p>
          </table:table-cell>
          <table:table-cell office:value-type="string">
            <text:p>Y35</text:p>
          </table:table-cell>
          <table:table-cell office:value-type="string">
            <text:p>^^</text:p>
          </table:table-cell>
          <table:table-cell office:value-type="string">
            <text:p>Y36</text:p>
          </table:table-cell>
          <table:table-cell office:value-type="string">
            <text:p>Y37</text:p>
          </table:table-cell>
          <table:table-cell office:value-type="string">
            <text:p>Y38</text:p>
          </table:table-cell>
          <table:table-cell office:value-type="string">
            <text:p>Y39</text:p>
          </table:table-cell>
          <table:table-cell office:value-type="string">
            <text:p>Y40</text:p>
          </table:table-cell>
          <table:table-cell office:value-type="string">
            <text:p>Y41</text:p>
          </table:table-cell>
          <table:table-cell office:value-type="string">
            <text:p>Y42</text:p>
          </table:table-cell>
          <table:table-cell office:value-type="string">
            <text:p>Y43</text:p>
          </table:table-cell>
          <table:table-cell office:value-type="string">
            <text:p>Y44</text:p>
          </table:table-cell>
          <table:table-cell office:value-type="string">
            <text:p>Y45</text:p>
          </table:table-cell>
          <table:table-cell office:value-type="string">
            <text:p>Y46</text:p>
          </table:table-cell>
          <table:table-cell office:value-type="string">
            <text:p>Y47</text:p>
          </table:table-cell>
          <table:table-cell office:value-type="string">
            <text:p>Y48</text:p>
          </table:table-cell>
          <table:table-cell office:value-type="string">
            <text:p>Y49</text:p>
          </table:table-cell>
          <table:table-cell office:value-type="string">
            <text:p>Y50</text:p>
          </table:table-cell>
          <table:table-cell office:value-type="string">
            <text:p>Y51</text:p>
          </table:table-cell>
          <table:table-cell office:value-type="string">
            <text:p>Y52</text:p>
          </table:table-cell>
          <table:table-cell office:value-type="string">
            <text:p>Y53</text:p>
          </table:table-cell>
          <table:table-cell office:value-type="string">
            <text:p>Y54</text:p>
          </table:table-cell>
          <table:table-cell office:value-type="string">
            <text:p>Y55</text:p>
          </table:table-cell>
          <table:table-cell office:value-type="string">
            <text:p>Y56</text:p>
          </table:table-cell>
          <table:table-cell office:value-type="string">
            <text:p>Y57</text:p>
          </table:table-cell>
          <table:table-cell office:value-type="string">
            <text:p>Y58</text:p>
          </table:table-cell>
          <table:table-cell office:value-type="string">
            <text:p>Y59</text:p>
          </table:table-cell>
          <table:table-cell office:value-type="string">
            <text:p>Y60</text:p>
          </table:table-cell>
          <table:table-cell office:value-type="string">
            <text:p>Y61</text:p>
          </table:table-cell>
          <table:table-cell office:value-type="string">
            <text:p>Y62</text:p>
          </table:table-cell>
          <table:table-cell office:value-type="string">
            <text:p>Y63</text:p>
          </table:table-cell>
          <table:table-cell office:value-type="string">
            <text:p>Y64</text:p>
          </table:table-cell>
          <table:table-cell office:value-type="string">
            <text:p>Y65</text:p>
          </table:table-cell>
          <table:table-cell office:value-type="string">
            <text:p>Y66</text:p>
          </table:table-cell>
          <table:table-cell office:value-type="string">
            <text:p>Y67</text:p>
          </table:table-cell>
          <table:table-cell office:value-type="string">
            <text:p>Y68</text:p>
          </table:table-cell>
          <table:table-cell office:value-type="string">
            <text:p>Y69</text:p>
          </table:table-cell>
          <table:table-cell office:value-type="string">
            <text:p>Y70</text:p>
          </table:table-cell>
          <table:table-cell table:number-columns-repeated="952"/>
        </table:table-row>
        <table:table-row table:style-name="ro1">
          <table:table-cell office:value-type="string">
            <text:p>X</text:p>
          </table:table-cell>
          <table:table-cell office:value-type="string">
            <text:p>X1</text:p>
          </table:table-cell>
          <table:table-cell office:value-type="string">
            <text:p>X2</text:p>
          </table:table-cell>
          <table:table-cell office:value-type="string">
            <text:p>X3</text:p>
          </table:table-cell>
          <table:table-cell office:value-type="string">
            <text:p>X4</text:p>
          </table:table-cell>
          <table:table-cell office:value-type="string">
            <text:p>X5</text:p>
          </table:table-cell>
          <table:table-cell office:value-type="string">
            <text:p>X6</text:p>
          </table:table-cell>
          <table:table-cell office:value-type="string">
            <text:p>X7</text:p>
          </table:table-cell>
          <table:table-cell office:value-type="string">
            <text:p>X8</text:p>
          </table:table-cell>
          <table:table-cell office:value-type="string">
            <text:p>X9</text:p>
          </table:table-cell>
          <table:table-cell office:value-type="string">
            <text:p>X10</text:p>
          </table:table-cell>
          <table:table-cell office:value-type="string">
            <text:p>X11</text:p>
          </table:table-cell>
          <table:table-cell office:value-type="string">
            <text:p>X12</text:p>
          </table:table-cell>
          <table:table-cell office:value-type="string">
            <text:p>X13</text:p>
          </table:table-cell>
          <table:table-cell office:value-type="string">
            <text:p>X14</text:p>
          </table:table-cell>
          <table:table-cell office:value-type="string">
            <text:p>X15</text:p>
          </table:table-cell>
          <table:table-cell office:value-type="string">
            <text:p>X16</text:p>
          </table:table-cell>
          <table:table-cell office:value-type="string">
            <text:p>X17</text:p>
          </table:table-cell>
          <table:table-cell office:value-type="string">
            <text:p>X18</text:p>
          </table:table-cell>
          <table:table-cell office:value-type="string">
            <text:p>X19</text:p>
          </table:table-cell>
          <table:table-cell office:value-type="string">
            <text:p>X20</text:p>
          </table:table-cell>
          <table:table-cell office:value-type="string">
            <text:p>X21</text:p>
          </table:table-cell>
          <table:table-cell office:value-type="string">
            <text:p>X22</text:p>
          </table:table-cell>
          <table:table-cell office:value-type="string">
            <text:p>X23</text:p>
          </table:table-cell>
          <table:table-cell office:value-type="string">
            <text:p>X24</text:p>
          </table:table-cell>
          <table:table-cell office:value-type="string">
            <text:p>X25</text:p>
          </table:table-cell>
          <table:table-cell office:value-type="string">
            <text:p>X26</text:p>
          </table:table-cell>
          <table:table-cell office:value-type="string">
            <text:p>X27</text:p>
          </table:table-cell>
          <table:table-cell office:value-type="string">
            <text:p>X28</text:p>
          </table:table-cell>
          <table:table-cell office:value-type="string">
            <text:p>X29</text:p>
          </table:table-cell>
          <table:table-cell office:value-type="string">
            <text:p>X30</text:p>
          </table:table-cell>
          <table:table-cell office:value-type="string">
            <text:p>X31</text:p>
          </table:table-cell>
          <table:table-cell office:value-type="string">
            <text:p>X32</text:p>
          </table:table-cell>
          <table:table-cell office:value-type="string">
            <text:p>X33</text:p>
          </table:table-cell>
          <table:table-cell office:value-type="string">
            <text:p>X34</text:p>
          </table:table-cell>
          <table:table-cell office:value-type="string">
            <text:p>X35</text:p>
          </table:table-cell>
          <table:table-cell office:value-type="string">
            <text:p>vv</text:p>
          </table:table-cell>
          <table:table-cell office:value-type="string">
            <text:p>X36</text:p>
          </table:table-cell>
          <table:table-cell office:value-type="string">
            <text:p>X37</text:p>
          </table:table-cell>
          <table:table-cell office:value-type="string">
            <text:p>X38</text:p>
          </table:table-cell>
          <table:table-cell office:value-type="string">
            <text:p>X39</text:p>
          </table:table-cell>
          <table:table-cell office:value-type="string">
            <text:p>X40</text:p>
          </table:table-cell>
          <table:table-cell office:value-type="string">
            <text:p>X41</text:p>
          </table:table-cell>
          <table:table-cell office:value-type="string">
            <text:p>X42</text:p>
          </table:table-cell>
          <table:table-cell office:value-type="string">
            <text:p>X43</text:p>
          </table:table-cell>
          <table:table-cell office:value-type="string">
            <text:p>X44</text:p>
          </table:table-cell>
          <table:table-cell office:value-type="string">
            <text:p>X45</text:p>
          </table:table-cell>
          <table:table-cell office:value-type="string">
            <text:p>X46</text:p>
          </table:table-cell>
          <table:table-cell office:value-type="string">
            <text:p>X47</text:p>
          </table:table-cell>
          <table:table-cell office:value-type="string">
            <text:p>X48</text:p>
          </table:table-cell>
          <table:table-cell office:value-type="string">
            <text:p>X49</text:p>
          </table:table-cell>
          <table:table-cell office:value-type="string">
            <text:p>X50</text:p>
          </table:table-cell>
          <table:table-cell office:value-type="string">
            <text:p>X51</text:p>
          </table:table-cell>
          <table:table-cell office:value-type="string">
            <text:p>X52</text:p>
          </table:table-cell>
          <table:table-cell office:value-type="string">
            <text:p>X53</text:p>
          </table:table-cell>
          <table:table-cell office:value-type="string">
            <text:p>X54</text:p>
          </table:table-cell>
          <table:table-cell office:value-type="string">
            <text:p>X55</text:p>
          </table:table-cell>
          <table:table-cell office:value-type="string">
            <text:p>X56</text:p>
          </table:table-cell>
          <table:table-cell office:value-type="string">
            <text:p>X57</text:p>
          </table:table-cell>
          <table:table-cell office:value-type="string">
            <text:p>X58</text:p>
          </table:table-cell>
          <table:table-cell office:value-type="string">
            <text:p>X59</text:p>
          </table:table-cell>
          <table:table-cell office:value-type="string">
            <text:p>X60</text:p>
          </table:table-cell>
          <table:table-cell office:value-type="string">
            <text:p>X61</text:p>
          </table:table-cell>
          <table:table-cell office:value-type="string">
            <text:p>X62</text:p>
          </table:table-cell>
          <table:table-cell office:value-type="string">
            <text:p>X63</text:p>
          </table:table-cell>
          <table:table-cell office:value-type="string">
            <text:p>X64</text:p>
          </table:table-cell>
          <table:table-cell office:value-type="string">
            <text:p>X65</text:p>
          </table:table-cell>
          <table:table-cell office:value-type="string">
            <text:p>X66</text:p>
          </table:table-cell>
          <table:table-cell office:value-type="string">
            <text:p>X67</text:p>
          </table:table-cell>
          <table:table-cell office:value-type="string">
            <text:p>X68</text:p>
          </table:table-cell>
          <table:table-cell office:value-type="string">
            <text:p>X69</text:p>
          </table:table-cell>
          <table:table-cell office:value-type="string">
            <text:p>X70</text:p>
          </table:table-cell>
          <table:table-cell table:number-columns-repeated="952"/>
        </table:table-row>
        <table:table-row table:style-name="ro1">
          <table:table-cell office:value-type="string">
            <text:p>W</text:p>
          </table:table-cell>
          <table:table-cell office:value-type="string">
            <text:p>W1</text:p>
          </table:table-cell>
          <table:table-cell office:value-type="string">
            <text:p>W2</text:p>
          </table:table-cell>
          <table:table-cell office:value-type="string">
            <text:p>W3</text:p>
          </table:table-cell>
          <table:table-cell office:value-type="string">
            <text:p>W4</text:p>
          </table:table-cell>
          <table:table-cell office:value-type="string">
            <text:p>W5</text:p>
          </table:table-cell>
          <table:table-cell office:value-type="string">
            <text:p>W6</text:p>
          </table:table-cell>
          <table:table-cell office:value-type="string">
            <text:p>W7</text:p>
          </table:table-cell>
          <table:table-cell office:value-type="string">
            <text:p>W8</text:p>
          </table:table-cell>
          <table:table-cell office:value-type="string">
            <text:p>W9</text:p>
          </table:table-cell>
          <table:table-cell office:value-type="string">
            <text:p>W10</text:p>
          </table:table-cell>
          <table:table-cell office:value-type="string">
            <text:p>W11</text:p>
          </table:table-cell>
          <table:table-cell office:value-type="string">
            <text:p>W12</text:p>
          </table:table-cell>
          <table:table-cell office:value-type="string">
            <text:p>W13</text:p>
          </table:table-cell>
          <table:table-cell office:value-type="string">
            <text:p>W14</text:p>
          </table:table-cell>
          <table:table-cell office:value-type="string">
            <text:p>W15</text:p>
          </table:table-cell>
          <table:table-cell office:value-type="string">
            <text:p>W16</text:p>
          </table:table-cell>
          <table:table-cell office:value-type="string">
            <text:p>W17</text:p>
          </table:table-cell>
          <table:table-cell office:value-type="string">
            <text:p>W18</text:p>
          </table:table-cell>
          <table:table-cell office:value-type="string">
            <text:p>W19</text:p>
          </table:table-cell>
          <table:table-cell office:value-type="string">
            <text:p>W20</text:p>
          </table:table-cell>
          <table:table-cell office:value-type="string">
            <text:p>W21</text:p>
          </table:table-cell>
          <table:table-cell office:value-type="string">
            <text:p>W22</text:p>
          </table:table-cell>
          <table:table-cell office:value-type="string">
            <text:p>W23</text:p>
          </table:table-cell>
          <table:table-cell office:value-type="string">
            <text:p>W24</text:p>
          </table:table-cell>
          <table:table-cell office:value-type="string">
            <text:p>W25</text:p>
          </table:table-cell>
          <table:table-cell office:value-type="string">
            <text:p>W26</text:p>
          </table:table-cell>
          <table:table-cell office:value-type="string">
            <text:p>W27</text:p>
          </table:table-cell>
          <table:table-cell office:value-type="string">
            <text:p>W28</text:p>
          </table:table-cell>
          <table:table-cell office:value-type="string">
            <text:p>W29</text:p>
          </table:table-cell>
          <table:table-cell office:value-type="string">
            <text:p>W30</text:p>
          </table:table-cell>
          <table:table-cell office:value-type="string">
            <text:p>W31</text:p>
          </table:table-cell>
          <table:table-cell office:value-type="string">
            <text:p>W32</text:p>
          </table:table-cell>
          <table:table-cell office:value-type="string">
            <text:p>W33</text:p>
          </table:table-cell>
          <table:table-cell office:value-type="string">
            <text:p>W34</text:p>
          </table:table-cell>
          <table:table-cell office:value-type="string">
            <text:p>W35</text:p>
          </table:table-cell>
          <table:table-cell office:value-type="string">
            <text:p>^^</text:p>
          </table:table-cell>
          <table:table-cell office:value-type="string">
            <text:p>W36</text:p>
          </table:table-cell>
          <table:table-cell office:value-type="string">
            <text:p>W37</text:p>
          </table:table-cell>
          <table:table-cell office:value-type="string">
            <text:p>W38</text:p>
          </table:table-cell>
          <table:table-cell office:value-type="string">
            <text:p>W39</text:p>
          </table:table-cell>
          <table:table-cell office:value-type="string">
            <text:p>W40</text:p>
          </table:table-cell>
          <table:table-cell office:value-type="string">
            <text:p>W41</text:p>
          </table:table-cell>
          <table:table-cell office:value-type="string">
            <text:p>W42</text:p>
          </table:table-cell>
          <table:table-cell office:value-type="string">
            <text:p>W43</text:p>
          </table:table-cell>
          <table:table-cell office:value-type="string">
            <text:p>W44</text:p>
          </table:table-cell>
          <table:table-cell office:value-type="string">
            <text:p>W45</text:p>
          </table:table-cell>
          <table:table-cell office:value-type="string">
            <text:p>W46</text:p>
          </table:table-cell>
          <table:table-cell office:value-type="string">
            <text:p>W47</text:p>
          </table:table-cell>
          <table:table-cell office:value-type="string">
            <text:p>W48</text:p>
          </table:table-cell>
          <table:table-cell office:value-type="string">
            <text:p>W49</text:p>
          </table:table-cell>
          <table:table-cell office:value-type="string">
            <text:p>W50</text:p>
          </table:table-cell>
          <table:table-cell office:value-type="string">
            <text:p>W51</text:p>
          </table:table-cell>
          <table:table-cell office:value-type="string">
            <text:p>W52</text:p>
          </table:table-cell>
          <table:table-cell office:value-type="string">
            <text:p>W53</text:p>
          </table:table-cell>
          <table:table-cell office:value-type="string">
            <text:p>W54</text:p>
          </table:table-cell>
          <table:table-cell office:value-type="string">
            <text:p>W55</text:p>
          </table:table-cell>
          <table:table-cell office:value-type="string">
            <text:p>W56</text:p>
          </table:table-cell>
          <table:table-cell office:value-type="string">
            <text:p>W57</text:p>
          </table:table-cell>
          <table:table-cell office:value-type="string">
            <text:p>W58</text:p>
          </table:table-cell>
          <table:table-cell office:value-type="string">
            <text:p>W59</text:p>
          </table:table-cell>
          <table:table-cell office:value-type="string">
            <text:p>W60</text:p>
          </table:table-cell>
          <table:table-cell office:value-type="string">
            <text:p>W61</text:p>
          </table:table-cell>
          <table:table-cell office:value-type="string">
            <text:p>W62</text:p>
          </table:table-cell>
          <table:table-cell office:value-type="string">
            <text:p>W63</text:p>
          </table:table-cell>
          <table:table-cell office:value-type="string">
            <text:p>W64</text:p>
          </table:table-cell>
          <table:table-cell office:value-type="string">
            <text:p>W65</text:p>
          </table:table-cell>
          <table:table-cell office:value-type="string">
            <text:p>W66</text:p>
          </table:table-cell>
          <table:table-cell office:value-type="string">
            <text:p>W67</text:p>
          </table:table-cell>
          <table:table-cell office:value-type="string">
            <text:p>W68</text:p>
          </table:table-cell>
          <table:table-cell office:value-type="string">
            <text:p>W69</text:p>
          </table:table-cell>
          <table:table-cell office:value-type="string">
            <text:p>W70</text:p>
          </table:table-cell>
          <table:table-cell table:number-columns-repeated="952"/>
        </table:table-row>
        <table:table-row table:style-name="ro1">
          <table:table-cell office:value-type="string">
            <text:p>V</text:p>
          </table:table-cell>
          <table:table-cell office:value-type="string">
            <text:p>V1</text:p>
          </table:table-cell>
          <table:table-cell office:value-type="string">
            <text:p>V2</text:p>
          </table:table-cell>
          <table:table-cell office:value-type="string">
            <text:p>V3</text:p>
          </table:table-cell>
          <table:table-cell office:value-type="string">
            <text:p>V4</text:p>
          </table:table-cell>
          <table:table-cell office:value-type="string">
            <text:p>V5</text:p>
          </table:table-cell>
          <table:table-cell office:value-type="string">
            <text:p>V6</text:p>
          </table:table-cell>
          <table:table-cell office:value-type="string">
            <text:p>V7</text:p>
          </table:table-cell>
          <table:table-cell office:value-type="string">
            <text:p>V8</text:p>
          </table:table-cell>
          <table:table-cell office:value-type="string">
            <text:p>V9</text:p>
          </table:table-cell>
          <table:table-cell office:value-type="string">
            <text:p>V10</text:p>
          </table:table-cell>
          <table:table-cell office:value-type="string">
            <text:p>V11</text:p>
          </table:table-cell>
          <table:table-cell office:value-type="string">
            <text:p>V12</text:p>
          </table:table-cell>
          <table:table-cell office:value-type="string">
            <text:p>V13</text:p>
          </table:table-cell>
          <table:table-cell office:value-type="string">
            <text:p>V14</text:p>
          </table:table-cell>
          <table:table-cell office:value-type="string">
            <text:p>V15</text:p>
          </table:table-cell>
          <table:table-cell office:value-type="string">
            <text:p>V16</text:p>
          </table:table-cell>
          <table:table-cell office:value-type="string">
            <text:p>V17</text:p>
          </table:table-cell>
          <table:table-cell office:value-type="string">
            <text:p>V18</text:p>
          </table:table-cell>
          <table:table-cell office:value-type="string">
            <text:p>V19</text:p>
          </table:table-cell>
          <table:table-cell office:value-type="string">
            <text:p>V20</text:p>
          </table:table-cell>
          <table:table-cell office:value-type="string">
            <text:p>V21</text:p>
          </table:table-cell>
          <table:table-cell office:value-type="string">
            <text:p>V22</text:p>
          </table:table-cell>
          <table:table-cell office:value-type="string">
            <text:p>V23</text:p>
          </table:table-cell>
          <table:table-cell office:value-type="string">
            <text:p>V24</text:p>
          </table:table-cell>
          <table:table-cell office:value-type="string">
            <text:p>V25</text:p>
          </table:table-cell>
          <table:table-cell office:value-type="string">
            <text:p>V26</text:p>
          </table:table-cell>
          <table:table-cell office:value-type="string">
            <text:p>V27</text:p>
          </table:table-cell>
          <table:table-cell office:value-type="string">
            <text:p>V28</text:p>
          </table:table-cell>
          <table:table-cell office:value-type="string">
            <text:p>V29</text:p>
          </table:table-cell>
          <table:table-cell office:value-type="string">
            <text:p>V30</text:p>
          </table:table-cell>
          <table:table-cell office:value-type="string">
            <text:p>V31</text:p>
          </table:table-cell>
          <table:table-cell office:value-type="string">
            <text:p>V32</text:p>
          </table:table-cell>
          <table:table-cell office:value-type="string">
            <text:p>V33</text:p>
          </table:table-cell>
          <table:table-cell office:value-type="string">
            <text:p>V34</text:p>
          </table:table-cell>
          <table:table-cell office:value-type="string">
            <text:p>V35</text:p>
          </table:table-cell>
          <table:table-cell office:value-type="string">
            <text:p>vv</text:p>
          </table:table-cell>
          <table:table-cell office:value-type="string">
            <text:p>V36</text:p>
          </table:table-cell>
          <table:table-cell office:value-type="string">
            <text:p>V37</text:p>
          </table:table-cell>
          <table:table-cell office:value-type="string">
            <text:p>V38</text:p>
          </table:table-cell>
          <table:table-cell office:value-type="string">
            <text:p>V39</text:p>
          </table:table-cell>
          <table:table-cell office:value-type="string">
            <text:p>V40</text:p>
          </table:table-cell>
          <table:table-cell office:value-type="string">
            <text:p>V41</text:p>
          </table:table-cell>
          <table:table-cell office:value-type="string">
            <text:p>V42</text:p>
          </table:table-cell>
          <table:table-cell office:value-type="string">
            <text:p>V43</text:p>
          </table:table-cell>
          <table:table-cell office:value-type="string">
            <text:p>V44</text:p>
          </table:table-cell>
          <table:table-cell office:value-type="string">
            <text:p>V45</text:p>
          </table:table-cell>
          <table:table-cell office:value-type="string">
            <text:p>V46</text:p>
          </table:table-cell>
          <table:table-cell office:value-type="string">
            <text:p>V47</text:p>
          </table:table-cell>
          <table:table-cell office:value-type="string">
            <text:p>V48</text:p>
          </table:table-cell>
          <table:table-cell office:value-type="string">
            <text:p>V49</text:p>
          </table:table-cell>
          <table:table-cell office:value-type="string">
            <text:p>V50</text:p>
          </table:table-cell>
          <table:table-cell office:value-type="string">
            <text:p>V51</text:p>
          </table:table-cell>
          <table:table-cell office:value-type="string">
            <text:p>V52</text:p>
          </table:table-cell>
          <table:table-cell office:value-type="string">
            <text:p>V53</text:p>
          </table:table-cell>
          <table:table-cell office:value-type="string">
            <text:p>V54</text:p>
          </table:table-cell>
          <table:table-cell office:value-type="string">
            <text:p>V55</text:p>
          </table:table-cell>
          <table:table-cell office:value-type="string">
            <text:p>V56</text:p>
          </table:table-cell>
          <table:table-cell office:value-type="string">
            <text:p>V57</text:p>
          </table:table-cell>
          <table:table-cell office:value-type="string">
            <text:p>V58</text:p>
          </table:table-cell>
          <table:table-cell office:value-type="string">
            <text:p>V59</text:p>
          </table:table-cell>
          <table:table-cell office:value-type="string">
            <text:p>V60</text:p>
          </table:table-cell>
          <table:table-cell office:value-type="string">
            <text:p>V61</text:p>
          </table:table-cell>
          <table:table-cell office:value-type="string">
            <text:p>V62</text:p>
          </table:table-cell>
          <table:table-cell office:value-type="string">
            <text:p>V63</text:p>
          </table:table-cell>
          <table:table-cell office:value-type="string">
            <text:p>V64</text:p>
          </table:table-cell>
          <table:table-cell office:value-type="string">
            <text:p>V65</text:p>
          </table:table-cell>
          <table:table-cell office:value-type="string">
            <text:p>V66</text:p>
          </table:table-cell>
          <table:table-cell office:value-type="string">
            <text:p>V67</text:p>
          </table:table-cell>
          <table:table-cell office:value-type="string">
            <text:p>V68</text:p>
          </table:table-cell>
          <table:table-cell office:value-type="string">
            <text:p>V69</text:p>
          </table:table-cell>
          <table:table-cell office:value-type="string">
            <text:p>V70</text:p>
          </table:table-cell>
          <table:table-cell table:number-columns-repeated="952"/>
        </table:table-row>
        <table:table-row table:style-name="ro1">
          <table:table-cell office:value-type="string">
            <text:p>U</text:p>
          </table:table-cell>
          <table:table-cell office:value-type="string">
            <text:p>U1</text:p>
          </table:table-cell>
          <table:table-cell office:value-type="string">
            <text:p>U2</text:p>
          </table:table-cell>
          <table:table-cell office:value-type="string">
            <text:p>U3</text:p>
          </table:table-cell>
          <table:table-cell office:value-type="string">
            <text:p>U4</text:p>
          </table:table-cell>
          <table:table-cell office:value-type="string">
            <text:p>U5</text:p>
          </table:table-cell>
          <table:table-cell office:value-type="string">
            <text:p>U6</text:p>
          </table:table-cell>
          <table:table-cell office:value-type="string">
            <text:p>U7</text:p>
          </table:table-cell>
          <table:table-cell office:value-type="string">
            <text:p>U8</text:p>
          </table:table-cell>
          <table:table-cell office:value-type="string">
            <text:p>U9</text:p>
          </table:table-cell>
          <table:table-cell office:value-type="string">
            <text:p>U10</text:p>
          </table:table-cell>
          <table:table-cell office:value-type="string">
            <text:p>U11</text:p>
          </table:table-cell>
          <table:table-cell office:value-type="string">
            <text:p>U12</text:p>
          </table:table-cell>
          <table:table-cell office:value-type="string">
            <text:p>U13</text:p>
          </table:table-cell>
          <table:table-cell office:value-type="string">
            <text:p>U14</text:p>
          </table:table-cell>
          <table:table-cell office:value-type="string">
            <text:p>U15</text:p>
          </table:table-cell>
          <table:table-cell office:value-type="string">
            <text:p>U16</text:p>
          </table:table-cell>
          <table:table-cell office:value-type="string">
            <text:p>U17</text:p>
          </table:table-cell>
          <table:table-cell office:value-type="string">
            <text:p>U18</text:p>
          </table:table-cell>
          <table:table-cell office:value-type="string">
            <text:p>U19</text:p>
          </table:table-cell>
          <table:table-cell office:value-type="string">
            <text:p>U20</text:p>
          </table:table-cell>
          <table:table-cell office:value-type="string">
            <text:p>U21</text:p>
          </table:table-cell>
          <table:table-cell office:value-type="string">
            <text:p>U22</text:p>
          </table:table-cell>
          <table:table-cell office:value-type="string">
            <text:p>U23</text:p>
          </table:table-cell>
          <table:table-cell office:value-type="string">
            <text:p>U24</text:p>
          </table:table-cell>
          <table:table-cell office:value-type="string">
            <text:p>U25</text:p>
          </table:table-cell>
          <table:table-cell office:value-type="string">
            <text:p>U26</text:p>
          </table:table-cell>
          <table:table-cell office:value-type="string">
            <text:p>U27</text:p>
          </table:table-cell>
          <table:table-cell office:value-type="string">
            <text:p>U28</text:p>
          </table:table-cell>
          <table:table-cell office:value-type="string">
            <text:p>U29</text:p>
          </table:table-cell>
          <table:table-cell office:value-type="string">
            <text:p>U30</text:p>
          </table:table-cell>
          <table:table-cell office:value-type="string">
            <text:p>U31</text:p>
          </table:table-cell>
          <table:table-cell office:value-type="string">
            <text:p>U32</text:p>
          </table:table-cell>
          <table:table-cell office:value-type="string">
            <text:p>U33</text:p>
          </table:table-cell>
          <table:table-cell office:value-type="string">
            <text:p>U34</text:p>
          </table:table-cell>
          <table:table-cell office:value-type="string">
            <text:p>U35</text:p>
          </table:table-cell>
          <table:table-cell office:value-type="string">
            <text:p>^^</text:p>
          </table:table-cell>
          <table:table-cell office:value-type="string">
            <text:p>U26</text:p>
          </table:table-cell>
          <table:table-cell office:value-type="string">
            <text:p>U37</text:p>
          </table:table-cell>
          <table:table-cell office:value-type="string">
            <text:p>U48</text:p>
          </table:table-cell>
          <table:table-cell office:value-type="string">
            <text:p>U59</text:p>
          </table:table-cell>
          <table:table-cell office:value-type="string">
            <text:p>U70</text:p>
          </table:table-cell>
          <table:table-cell office:value-type="string">
            <text:p>U81</text:p>
          </table:table-cell>
          <table:table-cell office:value-type="string">
            <text:p>U92</text:p>
          </table:table-cell>
          <table:table-cell office:value-type="string">
            <text:p>U103</text:p>
          </table:table-cell>
          <table:table-cell office:value-type="string">
            <text:p>U114</text:p>
          </table:table-cell>
          <table:table-cell office:value-type="string">
            <text:p>U125</text:p>
          </table:table-cell>
          <table:table-cell office:value-type="string">
            <text:p>U136</text:p>
          </table:table-cell>
          <table:table-cell office:value-type="string">
            <text:p>U147</text:p>
          </table:table-cell>
          <table:table-cell office:value-type="string">
            <text:p>U158</text:p>
          </table:table-cell>
          <table:table-cell office:value-type="string">
            <text:p>U169</text:p>
          </table:table-cell>
          <table:table-cell office:value-type="string">
            <text:p>U180</text:p>
          </table:table-cell>
          <table:table-cell office:value-type="string">
            <text:p>U191</text:p>
          </table:table-cell>
          <table:table-cell office:value-type="string">
            <text:p>U202</text:p>
          </table:table-cell>
          <table:table-cell office:value-type="string">
            <text:p>U213</text:p>
          </table:table-cell>
          <table:table-cell office:value-type="string">
            <text:p>U224</text:p>
          </table:table-cell>
          <table:table-cell office:value-type="string">
            <text:p>U235</text:p>
          </table:table-cell>
          <table:table-cell office:value-type="string">
            <text:p>U246</text:p>
          </table:table-cell>
          <table:table-cell office:value-type="string">
            <text:p>U257</text:p>
          </table:table-cell>
          <table:table-cell office:value-type="string">
            <text:p>U268</text:p>
          </table:table-cell>
          <table:table-cell office:value-type="string">
            <text:p>U279</text:p>
          </table:table-cell>
          <table:table-cell office:value-type="string">
            <text:p>U290</text:p>
          </table:table-cell>
          <table:table-cell office:value-type="string">
            <text:p>U301</text:p>
          </table:table-cell>
          <table:table-cell office:value-type="string">
            <text:p>U312</text:p>
          </table:table-cell>
          <table:table-cell office:value-type="string">
            <text:p>U323</text:p>
          </table:table-cell>
          <table:table-cell office:value-type="string">
            <text:p>U334</text:p>
          </table:table-cell>
          <table:table-cell office:value-type="string">
            <text:p>U345</text:p>
          </table:table-cell>
          <table:table-cell office:value-type="string">
            <text:p>U356</text:p>
          </table:table-cell>
          <table:table-cell office:value-type="string">
            <text:p>U367</text:p>
          </table:table-cell>
          <table:table-cell office:value-type="string">
            <text:p>U378</text:p>
          </table:table-cell>
          <table:table-cell office:value-type="string">
            <text:p>U389</text:p>
          </table:table-cell>
          <table:table-cell office:value-type="string">
            <text:p>U400</text:p>
          </table:table-cell>
          <table:table-cell table:number-columns-repeated="952"/>
        </table:table-row>
        <table:table-row table:style-name="ro1">
          <table:table-cell office:value-type="string">
            <text:p>T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T5</text:p>
          </table:table-cell>
          <table:table-cell office:value-type="string">
            <text:p>T6</text:p>
          </table:table-cell>
          <table:table-cell office:value-type="string">
            <text:p>T7</text:p>
          </table:table-cell>
          <table:table-cell office:value-type="string">
            <text:p>T8</text:p>
          </table:table-cell>
          <table:table-cell office:value-type="string">
            <text:p>T9</text:p>
          </table:table-cell>
          <table:table-cell office:value-type="string">
            <text:p>T10</text:p>
          </table:table-cell>
          <table:table-cell office:value-type="string">
            <text:p>T11</text:p>
          </table:table-cell>
          <table:table-cell office:value-type="string">
            <text:p>T12</text:p>
          </table:table-cell>
          <table:table-cell office:value-type="string">
            <text:p>T13</text:p>
          </table:table-cell>
          <table:table-cell office:value-type="string">
            <text:p>T14</text:p>
          </table:table-cell>
          <table:table-cell office:value-type="string">
            <text:p>T15</text:p>
          </table:table-cell>
          <table:table-cell office:value-type="string">
            <text:p>T16</text:p>
          </table:table-cell>
          <table:table-cell office:value-type="string">
            <text:p>T17</text:p>
          </table:table-cell>
          <table:table-cell office:value-type="string">
            <text:p>T18</text:p>
          </table:table-cell>
          <table:table-cell office:value-type="string">
            <text:p>T19</text:p>
          </table:table-cell>
          <table:table-cell office:value-type="string">
            <text:p>T20</text:p>
          </table:table-cell>
          <table:table-cell office:value-type="string">
            <text:p>T21</text:p>
          </table:table-cell>
          <table:table-cell office:value-type="string">
            <text:p>T22</text:p>
          </table:table-cell>
          <table:table-cell office:value-type="string">
            <text:p>T23</text:p>
          </table:table-cell>
          <table:table-cell office:value-type="string">
            <text:p>T24</text:p>
          </table:table-cell>
          <table:table-cell office:value-type="string">
            <text:p>T25</text:p>
          </table:table-cell>
          <table:table-cell office:value-type="string">
            <text:p>T26</text:p>
          </table:table-cell>
          <table:table-cell office:value-type="string">
            <text:p>T27</text:p>
          </table:table-cell>
          <table:table-cell office:value-type="string">
            <text:p>T28</text:p>
          </table:table-cell>
          <table:table-cell office:value-type="string">
            <text:p>T29</text:p>
          </table:table-cell>
          <table:table-cell office:value-type="string">
            <text:p>T30</text:p>
          </table:table-cell>
          <table:table-cell office:value-type="string">
            <text:p>T31</text:p>
          </table:table-cell>
          <table:table-cell office:value-type="string">
            <text:p>T32</text:p>
          </table:table-cell>
          <table:table-cell office:value-type="string">
            <text:p>T33</text:p>
          </table:table-cell>
          <table:table-cell office:value-type="string">
            <text:p>T34</text:p>
          </table:table-cell>
          <table:table-cell office:value-type="string">
            <text:p>T35</text:p>
          </table:table-cell>
          <table:table-cell office:value-type="string">
            <text:p>vv</text:p>
          </table:table-cell>
          <table:table-cell office:value-type="string">
            <text:p>T36</text:p>
          </table:table-cell>
          <table:table-cell office:value-type="string">
            <text:p>T37</text:p>
          </table:table-cell>
          <table:table-cell office:value-type="string">
            <text:p>T38</text:p>
          </table:table-cell>
          <table:table-cell office:value-type="string">
            <text:p>T39</text:p>
          </table:table-cell>
          <table:table-cell office:value-type="string">
            <text:p>T40</text:p>
          </table:table-cell>
          <table:table-cell office:value-type="string">
            <text:p>T41</text:p>
          </table:table-cell>
          <table:table-cell office:value-type="string">
            <text:p>T42</text:p>
          </table:table-cell>
          <table:table-cell office:value-type="string">
            <text:p>T43</text:p>
          </table:table-cell>
          <table:table-cell office:value-type="string">
            <text:p>T44</text:p>
          </table:table-cell>
          <table:table-cell office:value-type="string">
            <text:p>T45</text:p>
          </table:table-cell>
          <table:table-cell office:value-type="string">
            <text:p>T46</text:p>
          </table:table-cell>
          <table:table-cell office:value-type="string">
            <text:p>T47</text:p>
          </table:table-cell>
          <table:table-cell office:value-type="string">
            <text:p>T48</text:p>
          </table:table-cell>
          <table:table-cell office:value-type="string">
            <text:p>T49</text:p>
          </table:table-cell>
          <table:table-cell office:value-type="string">
            <text:p>T50</text:p>
          </table:table-cell>
          <table:table-cell office:value-type="string">
            <text:p>T51</text:p>
          </table:table-cell>
          <table:table-cell office:value-type="string">
            <text:p>T52</text:p>
          </table:table-cell>
          <table:table-cell office:value-type="string">
            <text:p>T53</text:p>
          </table:table-cell>
          <table:table-cell office:value-type="string">
            <text:p>T54</text:p>
          </table:table-cell>
          <table:table-cell office:value-type="string">
            <text:p>T55</text:p>
          </table:table-cell>
          <table:table-cell office:value-type="string">
            <text:p>T56</text:p>
          </table:table-cell>
          <table:table-cell office:value-type="string">
            <text:p>T57</text:p>
          </table:table-cell>
          <table:table-cell office:value-type="string">
            <text:p>T58</text:p>
          </table:table-cell>
          <table:table-cell office:value-type="string">
            <text:p>T59</text:p>
          </table:table-cell>
          <table:table-cell office:value-type="string">
            <text:p>T60</text:p>
          </table:table-cell>
          <table:table-cell office:value-type="string">
            <text:p>T61</text:p>
          </table:table-cell>
          <table:table-cell office:value-type="string">
            <text:p>T62</text:p>
          </table:table-cell>
          <table:table-cell office:value-type="string">
            <text:p>T63</text:p>
          </table:table-cell>
          <table:table-cell office:value-type="string">
            <text:p>T64</text:p>
          </table:table-cell>
          <table:table-cell office:value-type="string">
            <text:p>T65</text:p>
          </table:table-cell>
          <table:table-cell office:value-type="string">
            <text:p>T66</text:p>
          </table:table-cell>
          <table:table-cell office:value-type="string">
            <text:p>T67</text:p>
          </table:table-cell>
          <table:table-cell office:value-type="string">
            <text:p>T68</text:p>
          </table:table-cell>
          <table:table-cell office:value-type="string">
            <text:p>T69</text:p>
          </table:table-cell>
          <table:table-cell office:value-type="string">
            <text:p>T70</text:p>
          </table:table-cell>
          <table:table-cell table:number-columns-repeated="952"/>
        </table:table-row>
        <table:table-row table:style-name="ro1">
          <table:table-cell office:value-type="string">
            <text:p>S</text:p>
          </table:table-cell>
          <table:table-cell office:value-type="string">
            <text:p>S1</text:p>
          </table:table-cell>
          <table:table-cell office:value-type="string">
            <text:p>S2</text:p>
          </table:table-cell>
          <table:table-cell office:value-type="string">
            <text:p>S3</text:p>
          </table:table-cell>
          <table:table-cell office:value-type="string">
            <text:p>S4</text:p>
          </table:table-cell>
          <table:table-cell office:value-type="string">
            <text:p>S5</text:p>
          </table:table-cell>
          <table:table-cell office:value-type="string">
            <text:p>S6</text:p>
          </table:table-cell>
          <table:table-cell office:value-type="string">
            <text:p>S7</text:p>
          </table:table-cell>
          <table:table-cell office:value-type="string">
            <text:p>S8</text:p>
          </table:table-cell>
          <table:table-cell office:value-type="string">
            <text:p>S9</text:p>
          </table:table-cell>
          <table:table-cell office:value-type="string">
            <text:p>S10</text:p>
          </table:table-cell>
          <table:table-cell office:value-type="string">
            <text:p>S11</text:p>
          </table:table-cell>
          <table:table-cell office:value-type="string">
            <text:p>S12</text:p>
          </table:table-cell>
          <table:table-cell office:value-type="string">
            <text:p>S13</text:p>
          </table:table-cell>
          <table:table-cell office:value-type="string">
            <text:p>S14</text:p>
          </table:table-cell>
          <table:table-cell office:value-type="string">
            <text:p>S15</text:p>
          </table:table-cell>
          <table:table-cell office:value-type="string">
            <text:p>S16</text:p>
          </table:table-cell>
          <table:table-cell office:value-type="string">
            <text:p>S17</text:p>
          </table:table-cell>
          <table:table-cell office:value-type="string">
            <text:p>S18</text:p>
          </table:table-cell>
          <table:table-cell office:value-type="string">
            <text:p>S19</text:p>
          </table:table-cell>
          <table:table-cell office:value-type="string">
            <text:p>S20</text:p>
          </table:table-cell>
          <table:table-cell office:value-type="string">
            <text:p>S21</text:p>
          </table:table-cell>
          <table:table-cell office:value-type="string">
            <text:p>S22</text:p>
          </table:table-cell>
          <table:table-cell office:value-type="string">
            <text:p>S23</text:p>
          </table:table-cell>
          <table:table-cell office:value-type="string">
            <text:p>S24</text:p>
          </table:table-cell>
          <table:table-cell office:value-type="string">
            <text:p>S25</text:p>
          </table:table-cell>
          <table:table-cell office:value-type="string">
            <text:p>S26</text:p>
          </table:table-cell>
          <table:table-cell office:value-type="string">
            <text:p>S27</text:p>
          </table:table-cell>
          <table:table-cell office:value-type="string">
            <text:p>S28</text:p>
          </table:table-cell>
          <table:table-cell office:value-type="string">
            <text:p>S29</text:p>
          </table:table-cell>
          <table:table-cell office:value-type="string">
            <text:p>S30</text:p>
          </table:table-cell>
          <table:table-cell office:value-type="string">
            <text:p>S31</text:p>
          </table:table-cell>
          <table:table-cell office:value-type="string">
            <text:p>S32</text:p>
          </table:table-cell>
          <table:table-cell office:value-type="string">
            <text:p>S33</text:p>
          </table:table-cell>
          <table:table-cell office:value-type="string">
            <text:p>S34</text:p>
          </table:table-cell>
          <table:table-cell office:value-type="string">
            <text:p>S35</text:p>
          </table:table-cell>
          <table:table-cell office:value-type="string">
            <text:p>^^</text:p>
          </table:table-cell>
          <table:table-cell office:value-type="string">
            <text:p>S36</text:p>
          </table:table-cell>
          <table:table-cell office:value-type="string">
            <text:p>S37</text:p>
          </table:table-cell>
          <table:table-cell office:value-type="string">
            <text:p>S38</text:p>
          </table:table-cell>
          <table:table-cell office:value-type="string">
            <text:p>S39</text:p>
          </table:table-cell>
          <table:table-cell office:value-type="string">
            <text:p>S40</text:p>
          </table:table-cell>
          <table:table-cell office:value-type="string">
            <text:p>S41</text:p>
          </table:table-cell>
          <table:table-cell office:value-type="string">
            <text:p>S42</text:p>
          </table:table-cell>
          <table:table-cell office:value-type="string">
            <text:p>S43</text:p>
          </table:table-cell>
          <table:table-cell office:value-type="string">
            <text:p>S44</text:p>
          </table:table-cell>
          <table:table-cell office:value-type="string">
            <text:p>S45</text:p>
          </table:table-cell>
          <table:table-cell office:value-type="string">
            <text:p>S46</text:p>
          </table:table-cell>
          <table:table-cell office:value-type="string">
            <text:p>S47</text:p>
          </table:table-cell>
          <table:table-cell office:value-type="string">
            <text:p>S48</text:p>
          </table:table-cell>
          <table:table-cell office:value-type="string">
            <text:p>S49</text:p>
          </table:table-cell>
          <table:table-cell office:value-type="string">
            <text:p>S50</text:p>
          </table:table-cell>
          <table:table-cell office:value-type="string">
            <text:p>S51</text:p>
          </table:table-cell>
          <table:table-cell office:value-type="string">
            <text:p>S52</text:p>
          </table:table-cell>
          <table:table-cell office:value-type="string">
            <text:p>S53</text:p>
          </table:table-cell>
          <table:table-cell office:value-type="string">
            <text:p>S54</text:p>
          </table:table-cell>
          <table:table-cell office:value-type="string">
            <text:p>S55</text:p>
          </table:table-cell>
          <table:table-cell office:value-type="string">
            <text:p>S56</text:p>
          </table:table-cell>
          <table:table-cell office:value-type="string">
            <text:p>S57</text:p>
          </table:table-cell>
          <table:table-cell office:value-type="string">
            <text:p>S58</text:p>
          </table:table-cell>
          <table:table-cell office:value-type="string">
            <text:p>S59</text:p>
          </table:table-cell>
          <table:table-cell office:value-type="string">
            <text:p>S60</text:p>
          </table:table-cell>
          <table:table-cell office:value-type="string">
            <text:p>S61</text:p>
          </table:table-cell>
          <table:table-cell office:value-type="string">
            <text:p>S62</text:p>
          </table:table-cell>
          <table:table-cell office:value-type="string">
            <text:p>S63</text:p>
          </table:table-cell>
          <table:table-cell office:value-type="string">
            <text:p>S64</text:p>
          </table:table-cell>
          <table:table-cell office:value-type="string">
            <text:p>S65</text:p>
          </table:table-cell>
          <table:table-cell office:value-type="string">
            <text:p>S66</text:p>
          </table:table-cell>
          <table:table-cell office:value-type="string">
            <text:p>S67</text:p>
          </table:table-cell>
          <table:table-cell office:value-type="string">
            <text:p>S68</text:p>
          </table:table-cell>
          <table:table-cell office:value-type="string">
            <text:p>S69</text:p>
          </table:table-cell>
          <table:table-cell office:value-type="string">
            <text:p>S70</text:p>
          </table:table-cell>
          <table:table-cell table:number-columns-repeated="952"/>
        </table:table-row>
        <table:table-row table:style-name="ro1">
          <table:table-cell office:value-type="string">
            <text:p>R</text:p>
          </table:table-cell>
          <table:table-cell office:value-type="string">
            <text:p>R1</text:p>
          </table:table-cell>
          <table:table-cell office:value-type="string">
            <text:p>R2</text:p>
          </table:table-cell>
          <table:table-cell office:value-type="string">
            <text:p>R3</text:p>
          </table:table-cell>
          <table:table-cell office:value-type="string">
            <text:p>R4</text:p>
          </table:table-cell>
          <table:table-cell office:value-type="string">
            <text:p>R5</text:p>
          </table:table-cell>
          <table:table-cell office:value-type="string">
            <text:p>R6</text:p>
          </table:table-cell>
          <table:table-cell office:value-type="string">
            <text:p>R7</text:p>
          </table:table-cell>
          <table:table-cell office:value-type="string">
            <text:p>R8</text:p>
          </table:table-cell>
          <table:table-cell office:value-type="string">
            <text:p>R9</text:p>
          </table:table-cell>
          <table:table-cell office:value-type="string">
            <text:p>R10</text:p>
          </table:table-cell>
          <table:table-cell office:value-type="string">
            <text:p>R11</text:p>
          </table:table-cell>
          <table:table-cell office:value-type="string">
            <text:p>R12</text:p>
          </table:table-cell>
          <table:table-cell office:value-type="string">
            <text:p>R13</text:p>
          </table:table-cell>
          <table:table-cell office:value-type="string">
            <text:p>R14</text:p>
          </table:table-cell>
          <table:table-cell office:value-type="string">
            <text:p>R15</text:p>
          </table:table-cell>
          <table:table-cell office:value-type="string">
            <text:p>R16</text:p>
          </table:table-cell>
          <table:table-cell office:value-type="string">
            <text:p>R17</text:p>
          </table:table-cell>
          <table:table-cell office:value-type="string">
            <text:p>R18</text:p>
          </table:table-cell>
          <table:table-cell office:value-type="string">
            <text:p>R19</text:p>
          </table:table-cell>
          <table:table-cell office:value-type="string">
            <text:p>R20</text:p>
          </table:table-cell>
          <table:table-cell office:value-type="string">
            <text:p>R21</text:p>
          </table:table-cell>
          <table:table-cell office:value-type="string">
            <text:p>R22</text:p>
          </table:table-cell>
          <table:table-cell office:value-type="string">
            <text:p>R23</text:p>
          </table:table-cell>
          <table:table-cell office:value-type="string">
            <text:p>R24</text:p>
          </table:table-cell>
          <table:table-cell office:value-type="string">
            <text:p>R25</text:p>
          </table:table-cell>
          <table:table-cell office:value-type="string">
            <text:p>R26</text:p>
          </table:table-cell>
          <table:table-cell office:value-type="string">
            <text:p>R27</text:p>
          </table:table-cell>
          <table:table-cell office:value-type="string">
            <text:p>R28</text:p>
          </table:table-cell>
          <table:table-cell office:value-type="string">
            <text:p>R29</text:p>
          </table:table-cell>
          <table:table-cell office:value-type="string">
            <text:p>R30</text:p>
          </table:table-cell>
          <table:table-cell office:value-type="string">
            <text:p>R31</text:p>
          </table:table-cell>
          <table:table-cell office:value-type="string">
            <text:p>R32</text:p>
          </table:table-cell>
          <table:table-cell office:value-type="string">
            <text:p>R33</text:p>
          </table:table-cell>
          <table:table-cell office:value-type="string">
            <text:p>R34</text:p>
          </table:table-cell>
          <table:table-cell office:value-type="string">
            <text:p>R35</text:p>
          </table:table-cell>
          <table:table-cell office:value-type="string">
            <text:p>vv</text:p>
          </table:table-cell>
          <table:table-cell office:value-type="string">
            <text:p>R36</text:p>
          </table:table-cell>
          <table:table-cell office:value-type="string">
            <text:p>R37</text:p>
          </table:table-cell>
          <table:table-cell office:value-type="string">
            <text:p>R38</text:p>
          </table:table-cell>
          <table:table-cell office:value-type="string">
            <text:p>R39</text:p>
          </table:table-cell>
          <table:table-cell office:value-type="string">
            <text:p>R40</text:p>
          </table:table-cell>
          <table:table-cell office:value-type="string">
            <text:p>R41</text:p>
          </table:table-cell>
          <table:table-cell office:value-type="string">
            <text:p>R42</text:p>
          </table:table-cell>
          <table:table-cell office:value-type="string">
            <text:p>R43</text:p>
          </table:table-cell>
          <table:table-cell office:value-type="string">
            <text:p>R44</text:p>
          </table:table-cell>
          <table:table-cell office:value-type="string">
            <text:p>R45</text:p>
          </table:table-cell>
          <table:table-cell office:value-type="string">
            <text:p>R46</text:p>
          </table:table-cell>
          <table:table-cell office:value-type="string">
            <text:p>R47</text:p>
          </table:table-cell>
          <table:table-cell office:value-type="string">
            <text:p>R48</text:p>
          </table:table-cell>
          <table:table-cell office:value-type="string">
            <text:p>R49</text:p>
          </table:table-cell>
          <table:table-cell office:value-type="string">
            <text:p>R50</text:p>
          </table:table-cell>
          <table:table-cell office:value-type="string">
            <text:p>R51</text:p>
          </table:table-cell>
          <table:table-cell office:value-type="string">
            <text:p>R52</text:p>
          </table:table-cell>
          <table:table-cell office:value-type="string">
            <text:p>R53</text:p>
          </table:table-cell>
          <table:table-cell office:value-type="string">
            <text:p>R54</text:p>
          </table:table-cell>
          <table:table-cell office:value-type="string">
            <text:p>R55</text:p>
          </table:table-cell>
          <table:table-cell office:value-type="string">
            <text:p>R56</text:p>
          </table:table-cell>
          <table:table-cell office:value-type="string">
            <text:p>R57</text:p>
          </table:table-cell>
          <table:table-cell office:value-type="string">
            <text:p>R58</text:p>
          </table:table-cell>
          <table:table-cell office:value-type="string">
            <text:p>R59</text:p>
          </table:table-cell>
          <table:table-cell office:value-type="string">
            <text:p>R60</text:p>
          </table:table-cell>
          <table:table-cell office:value-type="string">
            <text:p>R61</text:p>
          </table:table-cell>
          <table:table-cell office:value-type="string">
            <text:p>R62</text:p>
          </table:table-cell>
          <table:table-cell office:value-type="string">
            <text:p>R63</text:p>
          </table:table-cell>
          <table:table-cell office:value-type="string">
            <text:p>R64</text:p>
          </table:table-cell>
          <table:table-cell office:value-type="string">
            <text:p>R65</text:p>
          </table:table-cell>
          <table:table-cell office:value-type="string">
            <text:p>R66</text:p>
          </table:table-cell>
          <table:table-cell office:value-type="string">
            <text:p>R67</text:p>
          </table:table-cell>
          <table:table-cell office:value-type="string">
            <text:p>R68</text:p>
          </table:table-cell>
          <table:table-cell office:value-type="string">
            <text:p>R69</text:p>
          </table:table-cell>
          <table:table-cell office:value-type="string">
            <text:p>R70</text:p>
          </table:table-cell>
          <table:table-cell table:number-columns-repeated="952"/>
        </table:table-row>
        <table:table-row table:style-name="ro1">
          <table:table-cell office:value-type="string">
            <text:p>Q</text:p>
          </table:table-cell>
          <table:table-cell office:value-type="string">
            <text:p>Q1</text:p>
          </table:table-cell>
          <table:table-cell office:value-type="string">
            <text:p>Q2</text:p>
          </table:table-cell>
          <table:table-cell office:value-type="string">
            <text:p>Q3</text:p>
          </table:table-cell>
          <table:table-cell office:value-type="string">
            <text:p>Q4</text:p>
          </table:table-cell>
          <table:table-cell office:value-type="string">
            <text:p>Q5</text:p>
          </table:table-cell>
          <table:table-cell office:value-type="string">
            <text:p>Q6</text:p>
          </table:table-cell>
          <table:table-cell office:value-type="string">
            <text:p>Q7</text:p>
          </table:table-cell>
          <table:table-cell office:value-type="string">
            <text:p>Q8</text:p>
          </table:table-cell>
          <table:table-cell office:value-type="string">
            <text:p>Q9</text:p>
          </table:table-cell>
          <table:table-cell office:value-type="string">
            <text:p>Q10</text:p>
          </table:table-cell>
          <table:table-cell office:value-type="string">
            <text:p>Q11</text:p>
          </table:table-cell>
          <table:table-cell office:value-type="string">
            <text:p>Q12</text:p>
          </table:table-cell>
          <table:table-cell office:value-type="string">
            <text:p>Q13</text:p>
          </table:table-cell>
          <table:table-cell office:value-type="string">
            <text:p>Q14</text:p>
          </table:table-cell>
          <table:table-cell office:value-type="string">
            <text:p>Q15</text:p>
          </table:table-cell>
          <table:table-cell office:value-type="string">
            <text:p>Q16</text:p>
          </table:table-cell>
          <table:table-cell office:value-type="string">
            <text:p>Q17</text:p>
          </table:table-cell>
          <table:table-cell office:value-type="string">
            <text:p>Q18</text:p>
          </table:table-cell>
          <table:table-cell office:value-type="string">
            <text:p>Q19</text:p>
          </table:table-cell>
          <table:table-cell office:value-type="string">
            <text:p>Q20</text:p>
          </table:table-cell>
          <table:table-cell office:value-type="string">
            <text:p>Q21</text:p>
          </table:table-cell>
          <table:table-cell office:value-type="string">
            <text:p>Q22</text:p>
          </table:table-cell>
          <table:table-cell office:value-type="string">
            <text:p>Q23</text:p>
          </table:table-cell>
          <table:table-cell office:value-type="string">
            <text:p>Q24</text:p>
          </table:table-cell>
          <table:table-cell office:value-type="string">
            <text:p>Q25</text:p>
          </table:table-cell>
          <table:table-cell office:value-type="string">
            <text:p>Q26</text:p>
          </table:table-cell>
          <table:table-cell office:value-type="string">
            <text:p>Q27</text:p>
          </table:table-cell>
          <table:table-cell office:value-type="string">
            <text:p>Q28</text:p>
          </table:table-cell>
          <table:table-cell office:value-type="string">
            <text:p>Q29</text:p>
          </table:table-cell>
          <table:table-cell office:value-type="string">
            <text:p>Q30</text:p>
          </table:table-cell>
          <table:table-cell office:value-type="string">
            <text:p>Q31</text:p>
          </table:table-cell>
          <table:table-cell office:value-type="string">
            <text:p>Q32</text:p>
          </table:table-cell>
          <table:table-cell office:value-type="string">
            <text:p>Q33</text:p>
          </table:table-cell>
          <table:table-cell office:value-type="string">
            <text:p>Q34</text:p>
          </table:table-cell>
          <table:table-cell office:value-type="string">
            <text:p>Q35</text:p>
          </table:table-cell>
          <table:table-cell office:value-type="string">
            <text:p>^^</text:p>
          </table:table-cell>
          <table:table-cell office:value-type="string">
            <text:p>Q36</text:p>
          </table:table-cell>
          <table:table-cell office:value-type="string">
            <text:p>Q37</text:p>
          </table:table-cell>
          <table:table-cell office:value-type="string">
            <text:p>Q38</text:p>
          </table:table-cell>
          <table:table-cell office:value-type="string">
            <text:p>Q39</text:p>
          </table:table-cell>
          <table:table-cell office:value-type="string">
            <text:p>Q40</text:p>
          </table:table-cell>
          <table:table-cell office:value-type="string">
            <text:p>Q41</text:p>
          </table:table-cell>
          <table:table-cell office:value-type="string">
            <text:p>Q42</text:p>
          </table:table-cell>
          <table:table-cell office:value-type="string">
            <text:p>Q43</text:p>
          </table:table-cell>
          <table:table-cell office:value-type="string">
            <text:p>Q44</text:p>
          </table:table-cell>
          <table:table-cell office:value-type="string">
            <text:p>Q45</text:p>
          </table:table-cell>
          <table:table-cell office:value-type="string">
            <text:p>Q46</text:p>
          </table:table-cell>
          <table:table-cell office:value-type="string">
            <text:p>Q47</text:p>
          </table:table-cell>
          <table:table-cell office:value-type="string">
            <text:p>Q48</text:p>
          </table:table-cell>
          <table:table-cell office:value-type="string">
            <text:p>Q49</text:p>
          </table:table-cell>
          <table:table-cell office:value-type="string">
            <text:p>Q50</text:p>
          </table:table-cell>
          <table:table-cell office:value-type="string">
            <text:p>Q51</text:p>
          </table:table-cell>
          <table:table-cell office:value-type="string">
            <text:p>Q52</text:p>
          </table:table-cell>
          <table:table-cell office:value-type="string">
            <text:p>Q53</text:p>
          </table:table-cell>
          <table:table-cell office:value-type="string">
            <text:p>Q54</text:p>
          </table:table-cell>
          <table:table-cell office:value-type="string">
            <text:p>Q55</text:p>
          </table:table-cell>
          <table:table-cell office:value-type="string">
            <text:p>Q56</text:p>
          </table:table-cell>
          <table:table-cell office:value-type="string">
            <text:p>Q57</text:p>
          </table:table-cell>
          <table:table-cell office:value-type="string">
            <text:p>Q58</text:p>
          </table:table-cell>
          <table:table-cell office:value-type="string">
            <text:p>Q59</text:p>
          </table:table-cell>
          <table:table-cell office:value-type="string">
            <text:p>Q60</text:p>
          </table:table-cell>
          <table:table-cell office:value-type="string">
            <text:p>Q61</text:p>
          </table:table-cell>
          <table:table-cell office:value-type="string">
            <text:p>Q62</text:p>
          </table:table-cell>
          <table:table-cell office:value-type="string">
            <text:p>Q63</text:p>
          </table:table-cell>
          <table:table-cell office:value-type="string">
            <text:p>Q64</text:p>
          </table:table-cell>
          <table:table-cell office:value-type="string">
            <text:p>Q65</text:p>
          </table:table-cell>
          <table:table-cell office:value-type="string">
            <text:p>Q66</text:p>
          </table:table-cell>
          <table:table-cell office:value-type="string">
            <text:p>Q67</text:p>
          </table:table-cell>
          <table:table-cell office:value-type="string">
            <text:p>Q68</text:p>
          </table:table-cell>
          <table:table-cell office:value-type="string">
            <text:p>Q69</text:p>
          </table:table-cell>
          <table:table-cell office:value-type="string">
            <text:p>Q70</text:p>
          </table:table-cell>
          <table:table-cell table:number-columns-repeated="952"/>
        </table:table-row>
        <table:table-row table:style-name="ro1">
          <table:table-cell office:value-type="string">
            <text:p>P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 office:value-type="string">
            <text:p>P5</text:p>
          </table:table-cell>
          <table:table-cell office:value-type="string">
            <text:p>P6</text:p>
          </table:table-cell>
          <table:table-cell office:value-type="string">
            <text:p>P7</text:p>
          </table:table-cell>
          <table:table-cell office:value-type="string">
            <text:p>P8</text:p>
          </table:table-cell>
          <table:table-cell office:value-type="string">
            <text:p>P9</text:p>
          </table:table-cell>
          <table:table-cell office:value-type="string">
            <text:p>P10</text:p>
          </table:table-cell>
          <table:table-cell office:value-type="string">
            <text:p>P11</text:p>
          </table:table-cell>
          <table:table-cell office:value-type="string">
            <text:p>P12</text:p>
          </table:table-cell>
          <table:table-cell office:value-type="string">
            <text:p>P13</text:p>
          </table:table-cell>
          <table:table-cell office:value-type="string">
            <text:p>P14</text:p>
          </table:table-cell>
          <table:table-cell office:value-type="string">
            <text:p>P15</text:p>
          </table:table-cell>
          <table:table-cell office:value-type="string">
            <text:p>P16</text:p>
          </table:table-cell>
          <table:table-cell office:value-type="string">
            <text:p>P17</text:p>
          </table:table-cell>
          <table:table-cell office:value-type="string">
            <text:p>P18</text:p>
          </table:table-cell>
          <table:table-cell office:value-type="string">
            <text:p>P19</text:p>
          </table:table-cell>
          <table:table-cell office:value-type="string">
            <text:p>P20</text:p>
          </table:table-cell>
          <table:table-cell office:value-type="string">
            <text:p>P21</text:p>
          </table:table-cell>
          <table:table-cell office:value-type="string">
            <text:p>P22</text:p>
          </table:table-cell>
          <table:table-cell office:value-type="string">
            <text:p>P23</text:p>
          </table:table-cell>
          <table:table-cell office:value-type="string">
            <text:p>P24</text:p>
          </table:table-cell>
          <table:table-cell office:value-type="string">
            <text:p>P25</text:p>
          </table:table-cell>
          <table:table-cell office:value-type="string">
            <text:p>P26</text:p>
          </table:table-cell>
          <table:table-cell office:value-type="string">
            <text:p>P27</text:p>
          </table:table-cell>
          <table:table-cell office:value-type="string">
            <text:p>P28</text:p>
          </table:table-cell>
          <table:table-cell office:value-type="string">
            <text:p>P29</text:p>
          </table:table-cell>
          <table:table-cell office:value-type="string">
            <text:p>P30</text:p>
          </table:table-cell>
          <table:table-cell office:value-type="string">
            <text:p>P31</text:p>
          </table:table-cell>
          <table:table-cell office:value-type="string">
            <text:p>P32</text:p>
          </table:table-cell>
          <table:table-cell office:value-type="string">
            <text:p>P33</text:p>
          </table:table-cell>
          <table:table-cell office:value-type="string">
            <text:p>P34</text:p>
          </table:table-cell>
          <table:table-cell office:value-type="string">
            <text:p>P35</text:p>
          </table:table-cell>
          <table:table-cell office:value-type="string">
            <text:p>vv</text:p>
          </table:table-cell>
          <table:table-cell office:value-type="string">
            <text:p>P36</text:p>
          </table:table-cell>
          <table:table-cell office:value-type="string">
            <text:p>P37</text:p>
          </table:table-cell>
          <table:table-cell office:value-type="string">
            <text:p>P38</text:p>
          </table:table-cell>
          <table:table-cell office:value-type="string">
            <text:p>P39</text:p>
          </table:table-cell>
          <table:table-cell office:value-type="string">
            <text:p>P40</text:p>
          </table:table-cell>
          <table:table-cell office:value-type="string">
            <text:p>P41</text:p>
          </table:table-cell>
          <table:table-cell office:value-type="string">
            <text:p>P42</text:p>
          </table:table-cell>
          <table:table-cell office:value-type="string">
            <text:p>P43</text:p>
          </table:table-cell>
          <table:table-cell office:value-type="string">
            <text:p>P44</text:p>
          </table:table-cell>
          <table:table-cell office:value-type="string">
            <text:p>P45</text:p>
          </table:table-cell>
          <table:table-cell office:value-type="string">
            <text:p>P46</text:p>
          </table:table-cell>
          <table:table-cell office:value-type="string">
            <text:p>P47</text:p>
          </table:table-cell>
          <table:table-cell office:value-type="string">
            <text:p>P48</text:p>
          </table:table-cell>
          <table:table-cell office:value-type="string">
            <text:p>P49</text:p>
          </table:table-cell>
          <table:table-cell office:value-type="string">
            <text:p>P50</text:p>
          </table:table-cell>
          <table:table-cell office:value-type="string">
            <text:p>P51</text:p>
          </table:table-cell>
          <table:table-cell office:value-type="string">
            <text:p>P52</text:p>
          </table:table-cell>
          <table:table-cell office:value-type="string">
            <text:p>P53</text:p>
          </table:table-cell>
          <table:table-cell office:value-type="string">
            <text:p>P54</text:p>
          </table:table-cell>
          <table:table-cell office:value-type="string">
            <text:p>P55</text:p>
          </table:table-cell>
          <table:table-cell office:value-type="string">
            <text:p>P56</text:p>
          </table:table-cell>
          <table:table-cell office:value-type="string">
            <text:p>P57</text:p>
          </table:table-cell>
          <table:table-cell office:value-type="string">
            <text:p>P58</text:p>
          </table:table-cell>
          <table:table-cell office:value-type="string">
            <text:p>P59</text:p>
          </table:table-cell>
          <table:table-cell office:value-type="string">
            <text:p>P60</text:p>
          </table:table-cell>
          <table:table-cell office:value-type="string">
            <text:p>P61</text:p>
          </table:table-cell>
          <table:table-cell office:value-type="string">
            <text:p>P62</text:p>
          </table:table-cell>
          <table:table-cell office:value-type="string">
            <text:p>P63</text:p>
          </table:table-cell>
          <table:table-cell office:value-type="string">
            <text:p>P64</text:p>
          </table:table-cell>
          <table:table-cell office:value-type="string">
            <text:p>P65</text:p>
          </table:table-cell>
          <table:table-cell office:value-type="string">
            <text:p>P66</text:p>
          </table:table-cell>
          <table:table-cell office:value-type="string">
            <text:p>P67</text:p>
          </table:table-cell>
          <table:table-cell office:value-type="string">
            <text:p>P68</text:p>
          </table:table-cell>
          <table:table-cell office:value-type="string">
            <text:p>P69</text:p>
          </table:table-cell>
          <table:table-cell office:value-type="string">
            <text:p>P70</text:p>
          </table:table-cell>
          <table:table-cell table:number-columns-repeated="952"/>
        </table:table-row>
        <table:table-row table:style-name="ro1">
          <table:table-cell office:value-type="string">
            <text:p>N</text:p>
          </table:table-cell>
          <table:table-cell office:value-type="string">
            <text:p>N1</text:p>
          </table:table-cell>
          <table:table-cell office:value-type="string">
            <text:p>N2</text:p>
          </table:table-cell>
          <table:table-cell office:value-type="string">
            <text:p>N3</text:p>
          </table:table-cell>
          <table:table-cell office:value-type="string">
            <text:p>N4</text:p>
          </table:table-cell>
          <table:table-cell office:value-type="string">
            <text:p>N5</text:p>
          </table:table-cell>
          <table:table-cell office:value-type="string">
            <text:p>N6</text:p>
          </table:table-cell>
          <table:table-cell office:value-type="string">
            <text:p>N7</text:p>
          </table:table-cell>
          <table:table-cell office:value-type="string">
            <text:p>N8</text:p>
          </table:table-cell>
          <table:table-cell office:value-type="string">
            <text:p>N9</text:p>
          </table:table-cell>
          <table:table-cell office:value-type="string">
            <text:p>N10</text:p>
          </table:table-cell>
          <table:table-cell office:value-type="string">
            <text:p>N11</text:p>
          </table:table-cell>
          <table:table-cell office:value-type="string">
            <text:p>N12</text:p>
          </table:table-cell>
          <table:table-cell office:value-type="string">
            <text:p>N13</text:p>
          </table:table-cell>
          <table:table-cell office:value-type="string">
            <text:p>N14</text:p>
          </table:table-cell>
          <table:table-cell office:value-type="string">
            <text:p>N15</text:p>
          </table:table-cell>
          <table:table-cell office:value-type="string">
            <text:p>N16</text:p>
          </table:table-cell>
          <table:table-cell office:value-type="string">
            <text:p>N17</text:p>
          </table:table-cell>
          <table:table-cell office:value-type="string">
            <text:p>N18</text:p>
          </table:table-cell>
          <table:table-cell office:value-type="string">
            <text:p>N19</text:p>
          </table:table-cell>
          <table:table-cell office:value-type="string">
            <text:p>N20</text:p>
          </table:table-cell>
          <table:table-cell office:value-type="string">
            <text:p>N21</text:p>
          </table:table-cell>
          <table:table-cell office:value-type="string">
            <text:p>N22</text:p>
          </table:table-cell>
          <table:table-cell office:value-type="string">
            <text:p>N23</text:p>
          </table:table-cell>
          <table:table-cell office:value-type="string">
            <text:p>N24</text:p>
          </table:table-cell>
          <table:table-cell office:value-type="string">
            <text:p>N25</text:p>
          </table:table-cell>
          <table:table-cell office:value-type="string">
            <text:p>N26</text:p>
          </table:table-cell>
          <table:table-cell office:value-type="string">
            <text:p>N27</text:p>
          </table:table-cell>
          <table:table-cell office:value-type="string">
            <text:p>N28</text:p>
          </table:table-cell>
          <table:table-cell office:value-type="string">
            <text:p>N29</text:p>
          </table:table-cell>
          <table:table-cell office:value-type="string">
            <text:p>N30</text:p>
          </table:table-cell>
          <table:table-cell office:value-type="string">
            <text:p>N31</text:p>
          </table:table-cell>
          <table:table-cell office:value-type="string">
            <text:p>N32</text:p>
          </table:table-cell>
          <table:table-cell office:value-type="string">
            <text:p>N33</text:p>
          </table:table-cell>
          <table:table-cell office:value-type="string">
            <text:p>N34</text:p>
          </table:table-cell>
          <table:table-cell office:value-type="string">
            <text:p>N35</text:p>
          </table:table-cell>
          <table:table-cell office:value-type="string">
            <text:p>^^</text:p>
          </table:table-cell>
          <table:table-cell office:value-type="string">
            <text:p>N36</text:p>
          </table:table-cell>
          <table:table-cell office:value-type="string">
            <text:p>N37</text:p>
          </table:table-cell>
          <table:table-cell office:value-type="string">
            <text:p>N38</text:p>
          </table:table-cell>
          <table:table-cell office:value-type="string">
            <text:p>N39</text:p>
          </table:table-cell>
          <table:table-cell office:value-type="string">
            <text:p>N40</text:p>
          </table:table-cell>
          <table:table-cell office:value-type="string">
            <text:p>N41</text:p>
          </table:table-cell>
          <table:table-cell office:value-type="string">
            <text:p>N42</text:p>
          </table:table-cell>
          <table:table-cell office:value-type="string">
            <text:p>N43</text:p>
          </table:table-cell>
          <table:table-cell office:value-type="string">
            <text:p>N44</text:p>
          </table:table-cell>
          <table:table-cell office:value-type="string">
            <text:p>N45</text:p>
          </table:table-cell>
          <table:table-cell office:value-type="string">
            <text:p>N46</text:p>
          </table:table-cell>
          <table:table-cell office:value-type="string">
            <text:p>N47</text:p>
          </table:table-cell>
          <table:table-cell office:value-type="string">
            <text:p>N48</text:p>
          </table:table-cell>
          <table:table-cell office:value-type="string">
            <text:p>N49</text:p>
          </table:table-cell>
          <table:table-cell office:value-type="string">
            <text:p>N50</text:p>
          </table:table-cell>
          <table:table-cell office:value-type="string">
            <text:p>N51</text:p>
          </table:table-cell>
          <table:table-cell office:value-type="string">
            <text:p>N52</text:p>
          </table:table-cell>
          <table:table-cell office:value-type="string">
            <text:p>N53</text:p>
          </table:table-cell>
          <table:table-cell office:value-type="string">
            <text:p>N54</text:p>
          </table:table-cell>
          <table:table-cell office:value-type="string">
            <text:p>N55</text:p>
          </table:table-cell>
          <table:table-cell office:value-type="string">
            <text:p>N56</text:p>
          </table:table-cell>
          <table:table-cell office:value-type="string">
            <text:p>N57</text:p>
          </table:table-cell>
          <table:table-cell office:value-type="string">
            <text:p>N58</text:p>
          </table:table-cell>
          <table:table-cell office:value-type="string">
            <text:p>N59</text:p>
          </table:table-cell>
          <table:table-cell office:value-type="string">
            <text:p>N60</text:p>
          </table:table-cell>
          <table:table-cell office:value-type="string">
            <text:p>N61</text:p>
          </table:table-cell>
          <table:table-cell office:value-type="string">
            <text:p>N62</text:p>
          </table:table-cell>
          <table:table-cell office:value-type="string">
            <text:p>N63</text:p>
          </table:table-cell>
          <table:table-cell office:value-type="string">
            <text:p>N64</text:p>
          </table:table-cell>
          <table:table-cell office:value-type="string">
            <text:p>N65</text:p>
          </table:table-cell>
          <table:table-cell office:value-type="string">
            <text:p>N66</text:p>
          </table:table-cell>
          <table:table-cell office:value-type="string">
            <text:p>N67</text:p>
          </table:table-cell>
          <table:table-cell office:value-type="string">
            <text:p>N68</text:p>
          </table:table-cell>
          <table:table-cell office:value-type="string">
            <text:p>N69</text:p>
          </table:table-cell>
          <table:table-cell office:value-type="string">
            <text:p>N70</text:p>
          </table:table-cell>
          <table:table-cell table:number-columns-repeated="952"/>
        </table:table-row>
        <table:table-row table:style-name="ro1">
          <table:table-cell office:value-type="string">
            <text:p>M</text:p>
          </table:table-cell>
          <table:table-cell office:value-type="string">
            <text:p>M1</text:p>
          </table:table-cell>
          <table:table-cell office:value-type="string">
            <text:p>M2</text:p>
          </table:table-cell>
          <table:table-cell office:value-type="string">
            <text:p>M3</text:p>
          </table:table-cell>
          <table:table-cell office:value-type="string">
            <text:p>M4</text:p>
          </table:table-cell>
          <table:table-cell office:value-type="string">
            <text:p>M5</text:p>
          </table:table-cell>
          <table:table-cell office:value-type="string">
            <text:p>M6</text:p>
          </table:table-cell>
          <table:table-cell office:value-type="string">
            <text:p>M7</text:p>
          </table:table-cell>
          <table:table-cell office:value-type="string">
            <text:p>M8</text:p>
          </table:table-cell>
          <table:table-cell office:value-type="string">
            <text:p>M9</text:p>
          </table:table-cell>
          <table:table-cell office:value-type="string">
            <text:p>M10</text:p>
          </table:table-cell>
          <table:table-cell office:value-type="string">
            <text:p>M11</text:p>
          </table:table-cell>
          <table:table-cell office:value-type="string">
            <text:p>M12</text:p>
          </table:table-cell>
          <table:table-cell office:value-type="string">
            <text:p>M13</text:p>
          </table:table-cell>
          <table:table-cell office:value-type="string">
            <text:p>M14</text:p>
          </table:table-cell>
          <table:table-cell office:value-type="string">
            <text:p>M15</text:p>
          </table:table-cell>
          <table:table-cell office:value-type="string">
            <text:p>M16</text:p>
          </table:table-cell>
          <table:table-cell office:value-type="string">
            <text:p>M17</text:p>
          </table:table-cell>
          <table:table-cell office:value-type="string">
            <text:p>M18</text:p>
          </table:table-cell>
          <table:table-cell office:value-type="string">
            <text:p>M19</text:p>
          </table:table-cell>
          <table:table-cell office:value-type="string">
            <text:p>M20</text:p>
          </table:table-cell>
          <table:table-cell office:value-type="string">
            <text:p>M21</text:p>
          </table:table-cell>
          <table:table-cell office:value-type="string">
            <text:p>M22</text:p>
          </table:table-cell>
          <table:table-cell office:value-type="string">
            <text:p>M23</text:p>
          </table:table-cell>
          <table:table-cell office:value-type="string">
            <text:p>M24</text:p>
          </table:table-cell>
          <table:table-cell office:value-type="string">
            <text:p>M25</text:p>
          </table:table-cell>
          <table:table-cell office:value-type="string">
            <text:p>M26</text:p>
          </table:table-cell>
          <table:table-cell office:value-type="string">
            <text:p>M27</text:p>
          </table:table-cell>
          <table:table-cell office:value-type="string">
            <text:p>M28</text:p>
          </table:table-cell>
          <table:table-cell office:value-type="string">
            <text:p>M29</text:p>
          </table:table-cell>
          <table:table-cell office:value-type="string">
            <text:p>M30</text:p>
          </table:table-cell>
          <table:table-cell office:value-type="string">
            <text:p>M31</text:p>
          </table:table-cell>
          <table:table-cell office:value-type="string">
            <text:p>M32</text:p>
          </table:table-cell>
          <table:table-cell office:value-type="string">
            <text:p>M33</text:p>
          </table:table-cell>
          <table:table-cell office:value-type="string">
            <text:p>M34</text:p>
          </table:table-cell>
          <table:table-cell office:value-type="string">
            <text:p>M35</text:p>
          </table:table-cell>
          <table:table-cell office:value-type="string">
            <text:p>vv</text:p>
          </table:table-cell>
          <table:table-cell office:value-type="string">
            <text:p>M36</text:p>
          </table:table-cell>
          <table:table-cell office:value-type="string">
            <text:p>M37</text:p>
          </table:table-cell>
          <table:table-cell office:value-type="string">
            <text:p>M38</text:p>
          </table:table-cell>
          <table:table-cell office:value-type="string">
            <text:p>M39</text:p>
          </table:table-cell>
          <table:table-cell office:value-type="string">
            <text:p>M40</text:p>
          </table:table-cell>
          <table:table-cell office:value-type="string">
            <text:p>M41</text:p>
          </table:table-cell>
          <table:table-cell office:value-type="string">
            <text:p>M42</text:p>
          </table:table-cell>
          <table:table-cell office:value-type="string">
            <text:p>M43</text:p>
          </table:table-cell>
          <table:table-cell office:value-type="string">
            <text:p>M44</text:p>
          </table:table-cell>
          <table:table-cell office:value-type="string">
            <text:p>M45</text:p>
          </table:table-cell>
          <table:table-cell office:value-type="string">
            <text:p>M46</text:p>
          </table:table-cell>
          <table:table-cell office:value-type="string">
            <text:p>M47</text:p>
          </table:table-cell>
          <table:table-cell office:value-type="string">
            <text:p>M48</text:p>
          </table:table-cell>
          <table:table-cell office:value-type="string">
            <text:p>M49</text:p>
          </table:table-cell>
          <table:table-cell office:value-type="string">
            <text:p>M50</text:p>
          </table:table-cell>
          <table:table-cell office:value-type="string">
            <text:p>M51</text:p>
          </table:table-cell>
          <table:table-cell office:value-type="string">
            <text:p>M52</text:p>
          </table:table-cell>
          <table:table-cell office:value-type="string">
            <text:p>M53</text:p>
          </table:table-cell>
          <table:table-cell office:value-type="string">
            <text:p>M54</text:p>
          </table:table-cell>
          <table:table-cell office:value-type="string">
            <text:p>M55</text:p>
          </table:table-cell>
          <table:table-cell office:value-type="string">
            <text:p>M56</text:p>
          </table:table-cell>
          <table:table-cell office:value-type="string">
            <text:p>M57</text:p>
          </table:table-cell>
          <table:table-cell office:value-type="string">
            <text:p>M58</text:p>
          </table:table-cell>
          <table:table-cell office:value-type="string">
            <text:p>M59</text:p>
          </table:table-cell>
          <table:table-cell office:value-type="string">
            <text:p>M60</text:p>
          </table:table-cell>
          <table:table-cell office:value-type="string">
            <text:p>M61</text:p>
          </table:table-cell>
          <table:table-cell office:value-type="string">
            <text:p>M62</text:p>
          </table:table-cell>
          <table:table-cell office:value-type="string">
            <text:p>M63</text:p>
          </table:table-cell>
          <table:table-cell office:value-type="string">
            <text:p>M64</text:p>
          </table:table-cell>
          <table:table-cell office:value-type="string">
            <text:p>M65</text:p>
          </table:table-cell>
          <table:table-cell office:value-type="string">
            <text:p>M66</text:p>
          </table:table-cell>
          <table:table-cell office:value-type="string">
            <text:p>M67</text:p>
          </table:table-cell>
          <table:table-cell office:value-type="string">
            <text:p>M68</text:p>
          </table:table-cell>
          <table:table-cell office:value-type="string">
            <text:p>M69</text:p>
          </table:table-cell>
          <table:table-cell office:value-type="string">
            <text:p>M70</text:p>
          </table:table-cell>
          <table:table-cell table:number-columns-repeated="952"/>
        </table:table-row>
        <table:table-row table:style-name="ro1">
          <table:table-cell office:value-type="string">
            <text:p>L</text:p>
          </table:table-cell>
          <table:table-cell office:value-type="string">
            <text:p>L1</text:p>
          </table:table-cell>
          <table:table-cell office:value-type="string">
            <text:p>L2</text:p>
          </table:table-cell>
          <table:table-cell office:value-type="string">
            <text:p>L3</text:p>
          </table:table-cell>
          <table:table-cell office:value-type="string">
            <text:p>L4</text:p>
          </table:table-cell>
          <table:table-cell office:value-type="string">
            <text:p>L5</text:p>
          </table:table-cell>
          <table:table-cell office:value-type="string">
            <text:p>L6</text:p>
          </table:table-cell>
          <table:table-cell office:value-type="string">
            <text:p>L7</text:p>
          </table:table-cell>
          <table:table-cell office:value-type="string">
            <text:p>L8</text:p>
          </table:table-cell>
          <table:table-cell office:value-type="string">
            <text:p>L9</text:p>
          </table:table-cell>
          <table:table-cell office:value-type="string">
            <text:p>L10</text:p>
          </table:table-cell>
          <table:table-cell office:value-type="string">
            <text:p>L11</text:p>
          </table:table-cell>
          <table:table-cell office:value-type="string">
            <text:p>L12</text:p>
          </table:table-cell>
          <table:table-cell office:value-type="string">
            <text:p>L13</text:p>
          </table:table-cell>
          <table:table-cell office:value-type="string">
            <text:p>L14</text:p>
          </table:table-cell>
          <table:table-cell office:value-type="string">
            <text:p>L15</text:p>
          </table:table-cell>
          <table:table-cell office:value-type="string">
            <text:p>L16</text:p>
          </table:table-cell>
          <table:table-cell office:value-type="string">
            <text:p>L17</text:p>
          </table:table-cell>
          <table:table-cell office:value-type="string">
            <text:p>L18</text:p>
          </table:table-cell>
          <table:table-cell office:value-type="string">
            <text:p>L19</text:p>
          </table:table-cell>
          <table:table-cell office:value-type="string">
            <text:p>L20</text:p>
          </table:table-cell>
          <table:table-cell office:value-type="string">
            <text:p>L21</text:p>
          </table:table-cell>
          <table:table-cell office:value-type="string">
            <text:p>L22</text:p>
          </table:table-cell>
          <table:table-cell office:value-type="string">
            <text:p>L23</text:p>
          </table:table-cell>
          <table:table-cell office:value-type="string">
            <text:p>L24</text:p>
          </table:table-cell>
          <table:table-cell office:value-type="string">
            <text:p>L25</text:p>
          </table:table-cell>
          <table:table-cell office:value-type="string">
            <text:p>L26</text:p>
          </table:table-cell>
          <table:table-cell office:value-type="string">
            <text:p>L27</text:p>
          </table:table-cell>
          <table:table-cell office:value-type="string">
            <text:p>L28</text:p>
          </table:table-cell>
          <table:table-cell office:value-type="string">
            <text:p>L29</text:p>
          </table:table-cell>
          <table:table-cell office:value-type="string">
            <text:p>L30</text:p>
          </table:table-cell>
          <table:table-cell office:value-type="string">
            <text:p>L31</text:p>
          </table:table-cell>
          <table:table-cell office:value-type="string">
            <text:p>L32</text:p>
          </table:table-cell>
          <table:table-cell office:value-type="string">
            <text:p>L33</text:p>
          </table:table-cell>
          <table:table-cell office:value-type="string">
            <text:p>L34</text:p>
          </table:table-cell>
          <table:table-cell office:value-type="string">
            <text:p>L35</text:p>
          </table:table-cell>
          <table:table-cell office:value-type="string">
            <text:p>^^</text:p>
          </table:table-cell>
          <table:table-cell office:value-type="string">
            <text:p>L36</text:p>
          </table:table-cell>
          <table:table-cell office:value-type="string">
            <text:p>L37</text:p>
          </table:table-cell>
          <table:table-cell office:value-type="string">
            <text:p>L38</text:p>
          </table:table-cell>
          <table:table-cell office:value-type="string">
            <text:p>L39</text:p>
          </table:table-cell>
          <table:table-cell office:value-type="string">
            <text:p>L40</text:p>
          </table:table-cell>
          <table:table-cell office:value-type="string">
            <text:p>L41</text:p>
          </table:table-cell>
          <table:table-cell office:value-type="string">
            <text:p>L42</text:p>
          </table:table-cell>
          <table:table-cell office:value-type="string">
            <text:p>L43</text:p>
          </table:table-cell>
          <table:table-cell office:value-type="string">
            <text:p>L44</text:p>
          </table:table-cell>
          <table:table-cell office:value-type="string">
            <text:p>L45</text:p>
          </table:table-cell>
          <table:table-cell office:value-type="string">
            <text:p>L46</text:p>
          </table:table-cell>
          <table:table-cell office:value-type="string">
            <text:p>L47</text:p>
          </table:table-cell>
          <table:table-cell office:value-type="string">
            <text:p>L48</text:p>
          </table:table-cell>
          <table:table-cell office:value-type="string">
            <text:p>L49</text:p>
          </table:table-cell>
          <table:table-cell office:value-type="string">
            <text:p>L50</text:p>
          </table:table-cell>
          <table:table-cell office:value-type="string">
            <text:p>L51</text:p>
          </table:table-cell>
          <table:table-cell office:value-type="string">
            <text:p>L52</text:p>
          </table:table-cell>
          <table:table-cell office:value-type="string">
            <text:p>L53</text:p>
          </table:table-cell>
          <table:table-cell office:value-type="string">
            <text:p>L54</text:p>
          </table:table-cell>
          <table:table-cell office:value-type="string">
            <text:p>L55</text:p>
          </table:table-cell>
          <table:table-cell office:value-type="string">
            <text:p>L56</text:p>
          </table:table-cell>
          <table:table-cell office:value-type="string">
            <text:p>L57</text:p>
          </table:table-cell>
          <table:table-cell office:value-type="string">
            <text:p>L58</text:p>
          </table:table-cell>
          <table:table-cell office:value-type="string">
            <text:p>L59</text:p>
          </table:table-cell>
          <table:table-cell office:value-type="string">
            <text:p>L60</text:p>
          </table:table-cell>
          <table:table-cell office:value-type="string">
            <text:p>L61</text:p>
          </table:table-cell>
          <table:table-cell office:value-type="string">
            <text:p>L62</text:p>
          </table:table-cell>
          <table:table-cell office:value-type="string">
            <text:p>L63</text:p>
          </table:table-cell>
          <table:table-cell office:value-type="string">
            <text:p>L64</text:p>
          </table:table-cell>
          <table:table-cell office:value-type="string">
            <text:p>L65</text:p>
          </table:table-cell>
          <table:table-cell office:value-type="string">
            <text:p>L66</text:p>
          </table:table-cell>
          <table:table-cell office:value-type="string">
            <text:p>L67</text:p>
          </table:table-cell>
          <table:table-cell office:value-type="string">
            <text:p>L68</text:p>
          </table:table-cell>
          <table:table-cell office:value-type="string">
            <text:p>L69</text:p>
          </table:table-cell>
          <table:table-cell office:value-type="string">
            <text:p>L70</text:p>
          </table:table-cell>
          <table:table-cell table:number-columns-repeated="952"/>
        </table:table-row>
        <table:table-row table:style-name="ro1">
          <table:table-cell office:value-type="string">
            <text:p>K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K3</text:p>
          </table:table-cell>
          <table:table-cell office:value-type="string">
            <text:p>K4</text:p>
          </table:table-cell>
          <table:table-cell office:value-type="string">
            <text:p>K5</text:p>
          </table:table-cell>
          <table:table-cell office:value-type="string">
            <text:p>K6</text:p>
          </table:table-cell>
          <table:table-cell office:value-type="string">
            <text:p>K7</text:p>
          </table:table-cell>
          <table:table-cell office:value-type="string">
            <text:p>K8</text:p>
          </table:table-cell>
          <table:table-cell office:value-type="string">
            <text:p>K9</text:p>
          </table:table-cell>
          <table:table-cell office:value-type="string">
            <text:p>K10</text:p>
          </table:table-cell>
          <table:table-cell office:value-type="string">
            <text:p>K11</text:p>
          </table:table-cell>
          <table:table-cell office:value-type="string">
            <text:p>K12</text:p>
          </table:table-cell>
          <table:table-cell office:value-type="string">
            <text:p>K13</text:p>
          </table:table-cell>
          <table:table-cell office:value-type="string">
            <text:p>K14</text:p>
          </table:table-cell>
          <table:table-cell office:value-type="string">
            <text:p>K15</text:p>
          </table:table-cell>
          <table:table-cell office:value-type="string">
            <text:p>K16</text:p>
          </table:table-cell>
          <table:table-cell office:value-type="string">
            <text:p>K17</text:p>
          </table:table-cell>
          <table:table-cell office:value-type="string">
            <text:p>K18</text:p>
          </table:table-cell>
          <table:table-cell office:value-type="string">
            <text:p>K19</text:p>
          </table:table-cell>
          <table:table-cell office:value-type="string">
            <text:p>K20</text:p>
          </table:table-cell>
          <table:table-cell office:value-type="string">
            <text:p>K21</text:p>
          </table:table-cell>
          <table:table-cell office:value-type="string">
            <text:p>K22</text:p>
          </table:table-cell>
          <table:table-cell office:value-type="string">
            <text:p>K23</text:p>
          </table:table-cell>
          <table:table-cell office:value-type="string">
            <text:p>K24</text:p>
          </table:table-cell>
          <table:table-cell office:value-type="string">
            <text:p>K25</text:p>
          </table:table-cell>
          <table:table-cell office:value-type="string">
            <text:p>K26</text:p>
          </table:table-cell>
          <table:table-cell office:value-type="string">
            <text:p>K27</text:p>
          </table:table-cell>
          <table:table-cell office:value-type="string">
            <text:p>K28</text:p>
          </table:table-cell>
          <table:table-cell office:value-type="string">
            <text:p>K29</text:p>
          </table:table-cell>
          <table:table-cell office:value-type="string">
            <text:p>K30</text:p>
          </table:table-cell>
          <table:table-cell office:value-type="string">
            <text:p>K31</text:p>
          </table:table-cell>
          <table:table-cell office:value-type="string">
            <text:p>K32</text:p>
          </table:table-cell>
          <table:table-cell office:value-type="string">
            <text:p>K33</text:p>
          </table:table-cell>
          <table:table-cell office:value-type="string">
            <text:p>K34</text:p>
          </table:table-cell>
          <table:table-cell office:value-type="string">
            <text:p>K35</text:p>
          </table:table-cell>
          <table:table-cell office:value-type="string">
            <text:p>vv</text:p>
          </table:table-cell>
          <table:table-cell office:value-type="string">
            <text:p>K36</text:p>
          </table:table-cell>
          <table:table-cell office:value-type="string">
            <text:p>K37</text:p>
          </table:table-cell>
          <table:table-cell office:value-type="string">
            <text:p>K38</text:p>
          </table:table-cell>
          <table:table-cell office:value-type="string">
            <text:p>K39</text:p>
          </table:table-cell>
          <table:table-cell office:value-type="string">
            <text:p>K40</text:p>
          </table:table-cell>
          <table:table-cell office:value-type="string">
            <text:p>K41</text:p>
          </table:table-cell>
          <table:table-cell office:value-type="string">
            <text:p>K42</text:p>
          </table:table-cell>
          <table:table-cell office:value-type="string">
            <text:p>K43</text:p>
          </table:table-cell>
          <table:table-cell office:value-type="string">
            <text:p>K44</text:p>
          </table:table-cell>
          <table:table-cell office:value-type="string">
            <text:p>K45</text:p>
          </table:table-cell>
          <table:table-cell office:value-type="string">
            <text:p>K46</text:p>
          </table:table-cell>
          <table:table-cell office:value-type="string">
            <text:p>K47</text:p>
          </table:table-cell>
          <table:table-cell office:value-type="string">
            <text:p>K48</text:p>
          </table:table-cell>
          <table:table-cell office:value-type="string">
            <text:p>K49</text:p>
          </table:table-cell>
          <table:table-cell office:value-type="string">
            <text:p>K50</text:p>
          </table:table-cell>
          <table:table-cell office:value-type="string">
            <text:p>K51</text:p>
          </table:table-cell>
          <table:table-cell office:value-type="string">
            <text:p>K52</text:p>
          </table:table-cell>
          <table:table-cell office:value-type="string">
            <text:p>K53</text:p>
          </table:table-cell>
          <table:table-cell office:value-type="string">
            <text:p>K54</text:p>
          </table:table-cell>
          <table:table-cell office:value-type="string">
            <text:p>K55</text:p>
          </table:table-cell>
          <table:table-cell office:value-type="string">
            <text:p>K56</text:p>
          </table:table-cell>
          <table:table-cell office:value-type="string">
            <text:p>K57</text:p>
          </table:table-cell>
          <table:table-cell office:value-type="string">
            <text:p>K58</text:p>
          </table:table-cell>
          <table:table-cell office:value-type="string">
            <text:p>K59</text:p>
          </table:table-cell>
          <table:table-cell office:value-type="string">
            <text:p>K60</text:p>
          </table:table-cell>
          <table:table-cell office:value-type="string">
            <text:p>K61</text:p>
          </table:table-cell>
          <table:table-cell office:value-type="string">
            <text:p>K62</text:p>
          </table:table-cell>
          <table:table-cell office:value-type="string">
            <text:p>K63</text:p>
          </table:table-cell>
          <table:table-cell office:value-type="string">
            <text:p>K64</text:p>
          </table:table-cell>
          <table:table-cell office:value-type="string">
            <text:p>K65</text:p>
          </table:table-cell>
          <table:table-cell office:value-type="string">
            <text:p>K66</text:p>
          </table:table-cell>
          <table:table-cell office:value-type="string">
            <text:p>K67</text:p>
          </table:table-cell>
          <table:table-cell office:value-type="string">
            <text:p>K68</text:p>
          </table:table-cell>
          <table:table-cell office:value-type="string">
            <text:p>K69</text:p>
          </table:table-cell>
          <table:table-cell office:value-type="string">
            <text:p>K70</text:p>
          </table:table-cell>
          <table:table-cell table:number-columns-repeated="952"/>
        </table:table-row>
        <table:table-row table:style-name="ro1">
          <table:table-cell office:value-type="string">
            <text:p>J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J7</text:p>
          </table:table-cell>
          <table:table-cell office:value-type="string">
            <text:p>J8</text:p>
          </table:table-cell>
          <table:table-cell office:value-type="string">
            <text:p>J9</text:p>
          </table:table-cell>
          <table:table-cell office:value-type="string">
            <text:p>J10</text:p>
          </table:table-cell>
          <table:table-cell office:value-type="string">
            <text:p>J11</text:p>
          </table:table-cell>
          <table:table-cell office:value-type="string">
            <text:p>J12</text:p>
          </table:table-cell>
          <table:table-cell office:value-type="string">
            <text:p>J13</text:p>
          </table:table-cell>
          <table:table-cell office:value-type="string">
            <text:p>J14</text:p>
          </table:table-cell>
          <table:table-cell office:value-type="string">
            <text:p>J15</text:p>
          </table:table-cell>
          <table:table-cell office:value-type="string">
            <text:p>J16</text:p>
          </table:table-cell>
          <table:table-cell office:value-type="string">
            <text:p>J17</text:p>
          </table:table-cell>
          <table:table-cell office:value-type="string">
            <text:p>J18</text:p>
          </table:table-cell>
          <table:table-cell office:value-type="string">
            <text:p>J19</text:p>
          </table:table-cell>
          <table:table-cell office:value-type="string">
            <text:p>J20</text:p>
          </table:table-cell>
          <table:table-cell office:value-type="string">
            <text:p>J21</text:p>
          </table:table-cell>
          <table:table-cell office:value-type="string">
            <text:p>J22</text:p>
          </table:table-cell>
          <table:table-cell office:value-type="string">
            <text:p>J23</text:p>
          </table:table-cell>
          <table:table-cell office:value-type="string">
            <text:p>J24</text:p>
          </table:table-cell>
          <table:table-cell office:value-type="string">
            <text:p>J25</text:p>
          </table:table-cell>
          <table:table-cell office:value-type="string">
            <text:p>J26</text:p>
          </table:table-cell>
          <table:table-cell office:value-type="string">
            <text:p>J27</text:p>
          </table:table-cell>
          <table:table-cell office:value-type="string">
            <text:p>J28</text:p>
          </table:table-cell>
          <table:table-cell office:value-type="string">
            <text:p>J29</text:p>
          </table:table-cell>
          <table:table-cell office:value-type="string">
            <text:p>J30</text:p>
          </table:table-cell>
          <table:table-cell office:value-type="string">
            <text:p>J31</text:p>
          </table:table-cell>
          <table:table-cell office:value-type="string">
            <text:p>J32</text:p>
          </table:table-cell>
          <table:table-cell office:value-type="string">
            <text:p>J33</text:p>
          </table:table-cell>
          <table:table-cell office:value-type="string">
            <text:p>J34</text:p>
          </table:table-cell>
          <table:table-cell office:value-type="string">
            <text:p>J35</text:p>
          </table:table-cell>
          <table:table-cell office:value-type="string">
            <text:p>^^</text:p>
          </table:table-cell>
          <table:table-cell office:value-type="string">
            <text:p>J36</text:p>
          </table:table-cell>
          <table:table-cell office:value-type="string">
            <text:p>J37</text:p>
          </table:table-cell>
          <table:table-cell office:value-type="string">
            <text:p>J38</text:p>
          </table:table-cell>
          <table:table-cell office:value-type="string">
            <text:p>J39</text:p>
          </table:table-cell>
          <table:table-cell office:value-type="string">
            <text:p>J40</text:p>
          </table:table-cell>
          <table:table-cell office:value-type="string">
            <text:p>J41</text:p>
          </table:table-cell>
          <table:table-cell office:value-type="string">
            <text:p>J42</text:p>
          </table:table-cell>
          <table:table-cell office:value-type="string">
            <text:p>J43</text:p>
          </table:table-cell>
          <table:table-cell office:value-type="string">
            <text:p>J44</text:p>
          </table:table-cell>
          <table:table-cell office:value-type="string">
            <text:p>J45</text:p>
          </table:table-cell>
          <table:table-cell office:value-type="string">
            <text:p>J46</text:p>
          </table:table-cell>
          <table:table-cell office:value-type="string">
            <text:p>J47</text:p>
          </table:table-cell>
          <table:table-cell office:value-type="string">
            <text:p>J48</text:p>
          </table:table-cell>
          <table:table-cell office:value-type="string">
            <text:p>J49</text:p>
          </table:table-cell>
          <table:table-cell office:value-type="string">
            <text:p>J50</text:p>
          </table:table-cell>
          <table:table-cell office:value-type="string">
            <text:p>J51</text:p>
          </table:table-cell>
          <table:table-cell office:value-type="string">
            <text:p>J52</text:p>
          </table:table-cell>
          <table:table-cell office:value-type="string">
            <text:p>J53</text:p>
          </table:table-cell>
          <table:table-cell office:value-type="string">
            <text:p>J54</text:p>
          </table:table-cell>
          <table:table-cell office:value-type="string">
            <text:p>J55</text:p>
          </table:table-cell>
          <table:table-cell office:value-type="string">
            <text:p>J56</text:p>
          </table:table-cell>
          <table:table-cell office:value-type="string">
            <text:p>J57</text:p>
          </table:table-cell>
          <table:table-cell office:value-type="string">
            <text:p>J58</text:p>
          </table:table-cell>
          <table:table-cell office:value-type="string">
            <text:p>J59</text:p>
          </table:table-cell>
          <table:table-cell office:value-type="string">
            <text:p>J60</text:p>
          </table:table-cell>
          <table:table-cell office:value-type="string">
            <text:p>J61</text:p>
          </table:table-cell>
          <table:table-cell office:value-type="string">
            <text:p>J62</text:p>
          </table:table-cell>
          <table:table-cell office:value-type="string">
            <text:p>J63</text:p>
          </table:table-cell>
          <table:table-cell office:value-type="string">
            <text:p>J64</text:p>
          </table:table-cell>
          <table:table-cell office:value-type="string">
            <text:p>J65</text:p>
          </table:table-cell>
          <table:table-cell office:value-type="string">
            <text:p>J66</text:p>
          </table:table-cell>
          <table:table-cell office:value-type="string">
            <text:p>J67</text:p>
          </table:table-cell>
          <table:table-cell office:value-type="string">
            <text:p>J68</text:p>
          </table:table-cell>
          <table:table-cell office:value-type="string">
            <text:p>J69</text:p>
          </table:table-cell>
          <table:table-cell office:value-type="string">
            <text:p>J70</text:p>
          </table:table-cell>
          <table:table-cell table:number-columns-repeated="952"/>
        </table:table-row>
        <table:table-row table:style-name="ro1">
          <table:table-cell office:value-type="string">
            <text:p>H</text:p>
          </table:table-cell>
          <table:table-cell office:value-type="string">
            <text:p>H1</text:p>
          </table:table-cell>
          <table:table-cell office:value-type="string">
            <text:p>H2</text:p>
          </table:table-cell>
          <table:table-cell office:value-type="string">
            <text:p>H3</text:p>
          </table:table-cell>
          <table:table-cell office:value-type="string">
            <text:p>H4</text:p>
          </table:table-cell>
          <table:table-cell office:value-type="string">
            <text:p>H5</text:p>
          </table:table-cell>
          <table:table-cell office:value-type="string">
            <text:p>H6</text:p>
          </table:table-cell>
          <table:table-cell office:value-type="string">
            <text:p>H7</text:p>
          </table:table-cell>
          <table:table-cell office:value-type="string">
            <text:p>H8</text:p>
          </table:table-cell>
          <table:table-cell office:value-type="string">
            <text:p>H9</text:p>
          </table:table-cell>
          <table:table-cell office:value-type="string">
            <text:p>H10</text:p>
          </table:table-cell>
          <table:table-cell office:value-type="string">
            <text:p>H11</text:p>
          </table:table-cell>
          <table:table-cell office:value-type="string">
            <text:p>H12</text:p>
          </table:table-cell>
          <table:table-cell office:value-type="string">
            <text:p>H13</text:p>
          </table:table-cell>
          <table:table-cell office:value-type="string">
            <text:p>H14</text:p>
          </table:table-cell>
          <table:table-cell office:value-type="string">
            <text:p>H15</text:p>
          </table:table-cell>
          <table:table-cell office:value-type="string">
            <text:p>H16</text:p>
          </table:table-cell>
          <table:table-cell office:value-type="string">
            <text:p>H17</text:p>
          </table:table-cell>
          <table:table-cell office:value-type="string">
            <text:p>H18</text:p>
          </table:table-cell>
          <table:table-cell office:value-type="string">
            <text:p>H19</text:p>
          </table:table-cell>
          <table:table-cell office:value-type="string">
            <text:p>H20</text:p>
          </table:table-cell>
          <table:table-cell office:value-type="string">
            <text:p>H21</text:p>
          </table:table-cell>
          <table:table-cell office:value-type="string">
            <text:p>H22</text:p>
          </table:table-cell>
          <table:table-cell office:value-type="string">
            <text:p>H23</text:p>
          </table:table-cell>
          <table:table-cell office:value-type="string">
            <text:p>H24</text:p>
          </table:table-cell>
          <table:table-cell office:value-type="string">
            <text:p>H25</text:p>
          </table:table-cell>
          <table:table-cell office:value-type="string">
            <text:p>H26</text:p>
          </table:table-cell>
          <table:table-cell office:value-type="string">
            <text:p>H27</text:p>
          </table:table-cell>
          <table:table-cell office:value-type="string">
            <text:p>H28</text:p>
          </table:table-cell>
          <table:table-cell office:value-type="string">
            <text:p>H29</text:p>
          </table:table-cell>
          <table:table-cell office:value-type="string">
            <text:p>H30</text:p>
          </table:table-cell>
          <table:table-cell office:value-type="string">
            <text:p>H31</text:p>
          </table:table-cell>
          <table:table-cell office:value-type="string">
            <text:p>H32</text:p>
          </table:table-cell>
          <table:table-cell office:value-type="string">
            <text:p>H33</text:p>
          </table:table-cell>
          <table:table-cell office:value-type="string">
            <text:p>H34</text:p>
          </table:table-cell>
          <table:table-cell office:value-type="string">
            <text:p>H35</text:p>
          </table:table-cell>
          <table:table-cell office:value-type="string">
            <text:p>vv</text:p>
          </table:table-cell>
          <table:table-cell office:value-type="string">
            <text:p>H36</text:p>
          </table:table-cell>
          <table:table-cell office:value-type="string">
            <text:p>H37</text:p>
          </table:table-cell>
          <table:table-cell office:value-type="string">
            <text:p>H38</text:p>
          </table:table-cell>
          <table:table-cell office:value-type="string">
            <text:p>H39</text:p>
          </table:table-cell>
          <table:table-cell office:value-type="string">
            <text:p>H40</text:p>
          </table:table-cell>
          <table:table-cell office:value-type="string">
            <text:p>H41</text:p>
          </table:table-cell>
          <table:table-cell office:value-type="string">
            <text:p>H42</text:p>
          </table:table-cell>
          <table:table-cell office:value-type="string">
            <text:p>H43</text:p>
          </table:table-cell>
          <table:table-cell office:value-type="string">
            <text:p>H44</text:p>
          </table:table-cell>
          <table:table-cell office:value-type="string">
            <text:p>H45</text:p>
          </table:table-cell>
          <table:table-cell office:value-type="string">
            <text:p>H46</text:p>
          </table:table-cell>
          <table:table-cell office:value-type="string">
            <text:p>H47</text:p>
          </table:table-cell>
          <table:table-cell office:value-type="string">
            <text:p>H48</text:p>
          </table:table-cell>
          <table:table-cell office:value-type="string">
            <text:p>H49</text:p>
          </table:table-cell>
          <table:table-cell office:value-type="string">
            <text:p>H50</text:p>
          </table:table-cell>
          <table:table-cell office:value-type="string">
            <text:p>H51</text:p>
          </table:table-cell>
          <table:table-cell office:value-type="string">
            <text:p>H52</text:p>
          </table:table-cell>
          <table:table-cell office:value-type="string">
            <text:p>H53</text:p>
          </table:table-cell>
          <table:table-cell office:value-type="string">
            <text:p>H54</text:p>
          </table:table-cell>
          <table:table-cell office:value-type="string">
            <text:p>H55</text:p>
          </table:table-cell>
          <table:table-cell office:value-type="string">
            <text:p>H56</text:p>
          </table:table-cell>
          <table:table-cell office:value-type="string">
            <text:p>H57</text:p>
          </table:table-cell>
          <table:table-cell office:value-type="string">
            <text:p>H58</text:p>
          </table:table-cell>
          <table:table-cell office:value-type="string">
            <text:p>H59</text:p>
          </table:table-cell>
          <table:table-cell office:value-type="string">
            <text:p>H60</text:p>
          </table:table-cell>
          <table:table-cell office:value-type="string">
            <text:p>H61</text:p>
          </table:table-cell>
          <table:table-cell office:value-type="string">
            <text:p>H62</text:p>
          </table:table-cell>
          <table:table-cell office:value-type="string">
            <text:p>H63</text:p>
          </table:table-cell>
          <table:table-cell office:value-type="string">
            <text:p>H64</text:p>
          </table:table-cell>
          <table:table-cell office:value-type="string">
            <text:p>H65</text:p>
          </table:table-cell>
          <table:table-cell office:value-type="string">
            <text:p>H66</text:p>
          </table:table-cell>
          <table:table-cell office:value-type="string">
            <text:p>H67</text:p>
          </table:table-cell>
          <table:table-cell office:value-type="string">
            <text:p>H68</text:p>
          </table:table-cell>
          <table:table-cell office:value-type="string">
            <text:p>H69</text:p>
          </table:table-cell>
          <table:table-cell office:value-type="string">
            <text:p>H70</text:p>
          </table:table-cell>
          <table:table-cell table:number-columns-repeated="952"/>
        </table:table-row>
        <table:table-row table:style-name="ro1">
          <table:table-cell office:value-type="string">
            <text:p>G</text:p>
          </table:table-cell>
          <table:table-cell office:value-type="string">
            <text:p>G1</text:p>
          </table:table-cell>
          <table:table-cell office:value-type="string">
            <text:p>G2</text:p>
          </table:table-cell>
          <table:table-cell office:value-type="string">
            <text:p>G3</text:p>
          </table:table-cell>
          <table:table-cell office:value-type="string">
            <text:p>G4</text:p>
          </table:table-cell>
          <table:table-cell office:value-type="string">
            <text:p>G5</text:p>
          </table:table-cell>
          <table:table-cell office:value-type="string">
            <text:p>G6</text:p>
          </table:table-cell>
          <table:table-cell office:value-type="string">
            <text:p>G7</text:p>
          </table:table-cell>
          <table:table-cell office:value-type="string">
            <text:p>G8</text:p>
          </table:table-cell>
          <table:table-cell office:value-type="string">
            <text:p>G9</text:p>
          </table:table-cell>
          <table:table-cell office:value-type="string">
            <text:p>G10</text:p>
          </table:table-cell>
          <table:table-cell office:value-type="string">
            <text:p>G11</text:p>
          </table:table-cell>
          <table:table-cell office:value-type="string">
            <text:p>G12</text:p>
          </table:table-cell>
          <table:table-cell office:value-type="string">
            <text:p>G13</text:p>
          </table:table-cell>
          <table:table-cell office:value-type="string">
            <text:p>G14</text:p>
          </table:table-cell>
          <table:table-cell office:value-type="string">
            <text:p>G15</text:p>
          </table:table-cell>
          <table:table-cell office:value-type="string">
            <text:p>G16</text:p>
          </table:table-cell>
          <table:table-cell office:value-type="string">
            <text:p>G17</text:p>
          </table:table-cell>
          <table:table-cell office:value-type="string">
            <text:p>G18</text:p>
          </table:table-cell>
          <table:table-cell office:value-type="string">
            <text:p>G19</text:p>
          </table:table-cell>
          <table:table-cell office:value-type="string">
            <text:p>G20</text:p>
          </table:table-cell>
          <table:table-cell office:value-type="string">
            <text:p>G21</text:p>
          </table:table-cell>
          <table:table-cell office:value-type="string">
            <text:p>G22</text:p>
          </table:table-cell>
          <table:table-cell office:value-type="string">
            <text:p>G23</text:p>
          </table:table-cell>
          <table:table-cell office:value-type="string">
            <text:p>G24</text:p>
          </table:table-cell>
          <table:table-cell office:value-type="string">
            <text:p>G25</text:p>
          </table:table-cell>
          <table:table-cell office:value-type="string">
            <text:p>G26</text:p>
          </table:table-cell>
          <table:table-cell office:value-type="string">
            <text:p>G27</text:p>
          </table:table-cell>
          <table:table-cell office:value-type="string">
            <text:p>G28</text:p>
          </table:table-cell>
          <table:table-cell office:value-type="string">
            <text:p>G29</text:p>
          </table:table-cell>
          <table:table-cell office:value-type="string">
            <text:p>G30</text:p>
          </table:table-cell>
          <table:table-cell office:value-type="string">
            <text:p>G31</text:p>
          </table:table-cell>
          <table:table-cell office:value-type="string">
            <text:p>G32</text:p>
          </table:table-cell>
          <table:table-cell office:value-type="string">
            <text:p>G33</text:p>
          </table:table-cell>
          <table:table-cell office:value-type="string">
            <text:p>G34</text:p>
          </table:table-cell>
          <table:table-cell office:value-type="string">
            <text:p>G35</text:p>
          </table:table-cell>
          <table:table-cell office:value-type="string">
            <text:p>^^</text:p>
          </table:table-cell>
          <table:table-cell office:value-type="string">
            <text:p>G36</text:p>
          </table:table-cell>
          <table:table-cell office:value-type="string">
            <text:p>G37</text:p>
          </table:table-cell>
          <table:table-cell office:value-type="string">
            <text:p>G38</text:p>
          </table:table-cell>
          <table:table-cell office:value-type="string">
            <text:p>G39</text:p>
          </table:table-cell>
          <table:table-cell office:value-type="string">
            <text:p>G40</text:p>
          </table:table-cell>
          <table:table-cell office:value-type="string">
            <text:p>G41</text:p>
          </table:table-cell>
          <table:table-cell office:value-type="string">
            <text:p>G42</text:p>
          </table:table-cell>
          <table:table-cell office:value-type="string">
            <text:p>G43</text:p>
          </table:table-cell>
          <table:table-cell office:value-type="string">
            <text:p>G44</text:p>
          </table:table-cell>
          <table:table-cell office:value-type="string">
            <text:p>G45</text:p>
          </table:table-cell>
          <table:table-cell office:value-type="string">
            <text:p>G46</text:p>
          </table:table-cell>
          <table:table-cell office:value-type="string">
            <text:p>G47</text:p>
          </table:table-cell>
          <table:table-cell office:value-type="string">
            <text:p>G48</text:p>
          </table:table-cell>
          <table:table-cell office:value-type="string">
            <text:p>G49</text:p>
          </table:table-cell>
          <table:table-cell office:value-type="string">
            <text:p>G50</text:p>
          </table:table-cell>
          <table:table-cell office:value-type="string">
            <text:p>G51</text:p>
          </table:table-cell>
          <table:table-cell office:value-type="string">
            <text:p>G52</text:p>
          </table:table-cell>
          <table:table-cell office:value-type="string">
            <text:p>G53</text:p>
          </table:table-cell>
          <table:table-cell office:value-type="string">
            <text:p>G54</text:p>
          </table:table-cell>
          <table:table-cell office:value-type="string">
            <text:p>G55</text:p>
          </table:table-cell>
          <table:table-cell office:value-type="string">
            <text:p>G56</text:p>
          </table:table-cell>
          <table:table-cell office:value-type="string">
            <text:p>G57</text:p>
          </table:table-cell>
          <table:table-cell office:value-type="string">
            <text:p>G58</text:p>
          </table:table-cell>
          <table:table-cell office:value-type="string">
            <text:p>G59</text:p>
          </table:table-cell>
          <table:table-cell office:value-type="string">
            <text:p>G60</text:p>
          </table:table-cell>
          <table:table-cell office:value-type="string">
            <text:p>G61</text:p>
          </table:table-cell>
          <table:table-cell office:value-type="string">
            <text:p>G62</text:p>
          </table:table-cell>
          <table:table-cell office:value-type="string">
            <text:p>G63</text:p>
          </table:table-cell>
          <table:table-cell office:value-type="string">
            <text:p>G64</text:p>
          </table:table-cell>
          <table:table-cell office:value-type="string">
            <text:p>G65</text:p>
          </table:table-cell>
          <table:table-cell office:value-type="string">
            <text:p>G66</text:p>
          </table:table-cell>
          <table:table-cell office:value-type="string">
            <text:p>G67</text:p>
          </table:table-cell>
          <table:table-cell office:value-type="string">
            <text:p>G68</text:p>
          </table:table-cell>
          <table:table-cell office:value-type="string">
            <text:p>G69</text:p>
          </table:table-cell>
          <table:table-cell office:value-type="string">
            <text:p>G70</text:p>
          </table:table-cell>
          <table:table-cell table:number-columns-repeated="952"/>
        </table:table-row>
        <table:table-row table:style-name="ro1">
          <table:table-cell office:value-type="string">
            <text:p>F</text:p>
          </table:table-cell>
          <table:table-cell office:value-type="string">
            <text:p>F1</text:p>
          </table:table-cell>
          <table:table-cell office:value-type="string">
            <text:p>F2</text:p>
          </table:table-cell>
          <table:table-cell office:value-type="string">
            <text:p>F3</text:p>
          </table:table-cell>
          <table:table-cell office:value-type="string">
            <text:p>F4</text:p>
          </table:table-cell>
          <table:table-cell office:value-type="string">
            <text:p>F5</text:p>
          </table:table-cell>
          <table:table-cell office:value-type="string">
            <text:p>F6</text:p>
          </table:table-cell>
          <table:table-cell office:value-type="string">
            <text:p>F7</text:p>
          </table:table-cell>
          <table:table-cell office:value-type="string">
            <text:p>F8</text:p>
          </table:table-cell>
          <table:table-cell office:value-type="string">
            <text:p>F9</text:p>
          </table:table-cell>
          <table:table-cell office:value-type="string">
            <text:p>F10</text:p>
          </table:table-cell>
          <table:table-cell office:value-type="string">
            <text:p>F11</text:p>
          </table:table-cell>
          <table:table-cell office:value-type="string">
            <text:p>F12</text:p>
          </table:table-cell>
          <table:table-cell office:value-type="string">
            <text:p>F13</text:p>
          </table:table-cell>
          <table:table-cell office:value-type="string">
            <text:p>F14</text:p>
          </table:table-cell>
          <table:table-cell office:value-type="string">
            <text:p>F15</text:p>
          </table:table-cell>
          <table:table-cell office:value-type="string">
            <text:p>F16</text:p>
          </table:table-cell>
          <table:table-cell office:value-type="string">
            <text:p>F17</text:p>
          </table:table-cell>
          <table:table-cell office:value-type="string">
            <text:p>F18</text:p>
          </table:table-cell>
          <table:table-cell office:value-type="string">
            <text:p>F19</text:p>
          </table:table-cell>
          <table:table-cell office:value-type="string">
            <text:p>F20</text:p>
          </table:table-cell>
          <table:table-cell office:value-type="string">
            <text:p>F21</text:p>
          </table:table-cell>
          <table:table-cell office:value-type="string">
            <text:p>F22</text:p>
          </table:table-cell>
          <table:table-cell office:value-type="string">
            <text:p>F23</text:p>
          </table:table-cell>
          <table:table-cell office:value-type="string">
            <text:p>F24</text:p>
          </table:table-cell>
          <table:table-cell office:value-type="string">
            <text:p>F25</text:p>
          </table:table-cell>
          <table:table-cell office:value-type="string">
            <text:p>F26</text:p>
          </table:table-cell>
          <table:table-cell office:value-type="string">
            <text:p>F27</text:p>
          </table:table-cell>
          <table:table-cell office:value-type="string">
            <text:p>F28</text:p>
          </table:table-cell>
          <table:table-cell office:value-type="string">
            <text:p>F29</text:p>
          </table:table-cell>
          <table:table-cell office:value-type="string">
            <text:p>F30</text:p>
          </table:table-cell>
          <table:table-cell office:value-type="string">
            <text:p>F31</text:p>
          </table:table-cell>
          <table:table-cell office:value-type="string">
            <text:p>F32</text:p>
          </table:table-cell>
          <table:table-cell office:value-type="string">
            <text:p>F33</text:p>
          </table:table-cell>
          <table:table-cell office:value-type="string">
            <text:p>F34</text:p>
          </table:table-cell>
          <table:table-cell office:value-type="string">
            <text:p>F35</text:p>
          </table:table-cell>
          <table:table-cell office:value-type="string">
            <text:p>vv</text:p>
          </table:table-cell>
          <table:table-cell office:value-type="string">
            <text:p>F36</text:p>
          </table:table-cell>
          <table:table-cell office:value-type="string">
            <text:p>F37</text:p>
          </table:table-cell>
          <table:table-cell office:value-type="string">
            <text:p>F38</text:p>
          </table:table-cell>
          <table:table-cell office:value-type="string">
            <text:p>F39</text:p>
          </table:table-cell>
          <table:table-cell office:value-type="string">
            <text:p>F40</text:p>
          </table:table-cell>
          <table:table-cell office:value-type="string">
            <text:p>F41</text:p>
          </table:table-cell>
          <table:table-cell office:value-type="string">
            <text:p>F42</text:p>
          </table:table-cell>
          <table:table-cell office:value-type="string">
            <text:p>F43</text:p>
          </table:table-cell>
          <table:table-cell office:value-type="string">
            <text:p>F44</text:p>
          </table:table-cell>
          <table:table-cell office:value-type="string">
            <text:p>F45</text:p>
          </table:table-cell>
          <table:table-cell office:value-type="string">
            <text:p>F46</text:p>
          </table:table-cell>
          <table:table-cell office:value-type="string">
            <text:p>F47</text:p>
          </table:table-cell>
          <table:table-cell office:value-type="string">
            <text:p>F48</text:p>
          </table:table-cell>
          <table:table-cell office:value-type="string">
            <text:p>F49</text:p>
          </table:table-cell>
          <table:table-cell office:value-type="string">
            <text:p>F50</text:p>
          </table:table-cell>
          <table:table-cell office:value-type="string">
            <text:p>F51</text:p>
          </table:table-cell>
          <table:table-cell office:value-type="string">
            <text:p>F52</text:p>
          </table:table-cell>
          <table:table-cell office:value-type="string">
            <text:p>F53</text:p>
          </table:table-cell>
          <table:table-cell office:value-type="string">
            <text:p>F54</text:p>
          </table:table-cell>
          <table:table-cell office:value-type="string">
            <text:p>F55</text:p>
          </table:table-cell>
          <table:table-cell office:value-type="string">
            <text:p>F56</text:p>
          </table:table-cell>
          <table:table-cell office:value-type="string">
            <text:p>F57</text:p>
          </table:table-cell>
          <table:table-cell office:value-type="string">
            <text:p>F58</text:p>
          </table:table-cell>
          <table:table-cell office:value-type="string">
            <text:p>F59</text:p>
          </table:table-cell>
          <table:table-cell office:value-type="string">
            <text:p>F60</text:p>
          </table:table-cell>
          <table:table-cell office:value-type="string">
            <text:p>F61</text:p>
          </table:table-cell>
          <table:table-cell office:value-type="string">
            <text:p>F62</text:p>
          </table:table-cell>
          <table:table-cell office:value-type="string">
            <text:p>F63</text:p>
          </table:table-cell>
          <table:table-cell office:value-type="string">
            <text:p>F64</text:p>
          </table:table-cell>
          <table:table-cell office:value-type="string">
            <text:p>F65</text:p>
          </table:table-cell>
          <table:table-cell office:value-type="string">
            <text:p>F66</text:p>
          </table:table-cell>
          <table:table-cell office:value-type="string">
            <text:p>F67</text:p>
          </table:table-cell>
          <table:table-cell office:value-type="string">
            <text:p>F68</text:p>
          </table:table-cell>
          <table:table-cell office:value-type="string">
            <text:p>F69</text:p>
          </table:table-cell>
          <table:table-cell office:value-type="string">
            <text:p>F70</text:p>
          </table:table-cell>
          <table:table-cell table:number-columns-repeated="952"/>
        </table:table-row>
        <table:table-row table:style-name="ro1">
          <table:table-cell office:value-type="string">
            <text:p>E</text:p>
          </table:table-cell>
          <table:table-cell office:value-type="string">
            <text:p>E1</text:p>
          </table:table-cell>
          <table:table-cell office:value-type="string">
            <text:p>E2</text:p>
          </table:table-cell>
          <table:table-cell office:value-type="string">
            <text:p>E3</text:p>
          </table:table-cell>
          <table:table-cell office:value-type="string">
            <text:p>E4</text:p>
          </table:table-cell>
          <table:table-cell office:value-type="string">
            <text:p>E5</text:p>
          </table:table-cell>
          <table:table-cell office:value-type="string">
            <text:p>E6</text:p>
          </table:table-cell>
          <table:table-cell office:value-type="string">
            <text:p>E7</text:p>
          </table:table-cell>
          <table:table-cell office:value-type="string">
            <text:p>E8</text:p>
          </table:table-cell>
          <table:table-cell office:value-type="string">
            <text:p>E9</text:p>
          </table:table-cell>
          <table:table-cell office:value-type="string">
            <text:p>E10</text:p>
          </table:table-cell>
          <table:table-cell office:value-type="string">
            <text:p>E11</text:p>
          </table:table-cell>
          <table:table-cell office:value-type="string">
            <text:p>E12</text:p>
          </table:table-cell>
          <table:table-cell office:value-type="string">
            <text:p>E13</text:p>
          </table:table-cell>
          <table:table-cell office:value-type="string">
            <text:p>E14</text:p>
          </table:table-cell>
          <table:table-cell office:value-type="string">
            <text:p>E15</text:p>
          </table:table-cell>
          <table:table-cell office:value-type="string">
            <text:p>E16</text:p>
          </table:table-cell>
          <table:table-cell office:value-type="string">
            <text:p>E17</text:p>
          </table:table-cell>
          <table:table-cell office:value-type="string">
            <text:p>E18</text:p>
          </table:table-cell>
          <table:table-cell office:value-type="string">
            <text:p>E19</text:p>
          </table:table-cell>
          <table:table-cell office:value-type="string">
            <text:p>E20</text:p>
          </table:table-cell>
          <table:table-cell office:value-type="string">
            <text:p>E21</text:p>
          </table:table-cell>
          <table:table-cell office:value-type="string">
            <text:p>E22</text:p>
          </table:table-cell>
          <table:table-cell office:value-type="string">
            <text:p>E23</text:p>
          </table:table-cell>
          <table:table-cell office:value-type="string">
            <text:p>E24</text:p>
          </table:table-cell>
          <table:table-cell office:value-type="string">
            <text:p>E25</text:p>
          </table:table-cell>
          <table:table-cell office:value-type="string">
            <text:p>E26</text:p>
          </table:table-cell>
          <table:table-cell office:value-type="string">
            <text:p>E27</text:p>
          </table:table-cell>
          <table:table-cell office:value-type="string">
            <text:p>E28</text:p>
          </table:table-cell>
          <table:table-cell office:value-type="string">
            <text:p>E29</text:p>
          </table:table-cell>
          <table:table-cell office:value-type="string">
            <text:p>E30</text:p>
          </table:table-cell>
          <table:table-cell office:value-type="string">
            <text:p>E31</text:p>
          </table:table-cell>
          <table:table-cell office:value-type="string">
            <text:p>E32</text:p>
          </table:table-cell>
          <table:table-cell office:value-type="string">
            <text:p>E33</text:p>
          </table:table-cell>
          <table:table-cell office:value-type="string">
            <text:p>E34</text:p>
          </table:table-cell>
          <table:table-cell office:value-type="string">
            <text:p>E35</text:p>
          </table:table-cell>
          <table:table-cell office:value-type="string">
            <text:p>^^</text:p>
          </table:table-cell>
          <table:table-cell office:value-type="string">
            <text:p>E36</text:p>
          </table:table-cell>
          <table:table-cell office:value-type="string">
            <text:p>E37</text:p>
          </table:table-cell>
          <table:table-cell office:value-type="string">
            <text:p>E38</text:p>
          </table:table-cell>
          <table:table-cell office:value-type="string">
            <text:p>E39</text:p>
          </table:table-cell>
          <table:table-cell office:value-type="string">
            <text:p>E40</text:p>
          </table:table-cell>
          <table:table-cell office:value-type="string">
            <text:p>E41</text:p>
          </table:table-cell>
          <table:table-cell office:value-type="string">
            <text:p>E42</text:p>
          </table:table-cell>
          <table:table-cell office:value-type="string">
            <text:p>E43</text:p>
          </table:table-cell>
          <table:table-cell office:value-type="string">
            <text:p>E44</text:p>
          </table:table-cell>
          <table:table-cell office:value-type="string">
            <text:p>E45</text:p>
          </table:table-cell>
          <table:table-cell office:value-type="string">
            <text:p>E46</text:p>
          </table:table-cell>
          <table:table-cell office:value-type="string">
            <text:p>E47</text:p>
          </table:table-cell>
          <table:table-cell office:value-type="string">
            <text:p>E48</text:p>
          </table:table-cell>
          <table:table-cell office:value-type="string">
            <text:p>E49</text:p>
          </table:table-cell>
          <table:table-cell office:value-type="string">
            <text:p>E50</text:p>
          </table:table-cell>
          <table:table-cell office:value-type="string">
            <text:p>E51</text:p>
          </table:table-cell>
          <table:table-cell office:value-type="string">
            <text:p>E52</text:p>
          </table:table-cell>
          <table:table-cell office:value-type="string">
            <text:p>E53</text:p>
          </table:table-cell>
          <table:table-cell office:value-type="string">
            <text:p>E54</text:p>
          </table:table-cell>
          <table:table-cell office:value-type="string">
            <text:p>E55</text:p>
          </table:table-cell>
          <table:table-cell office:value-type="string">
            <text:p>E56</text:p>
          </table:table-cell>
          <table:table-cell office:value-type="string">
            <text:p>E57</text:p>
          </table:table-cell>
          <table:table-cell office:value-type="string">
            <text:p>E58</text:p>
          </table:table-cell>
          <table:table-cell office:value-type="string">
            <text:p>E59</text:p>
          </table:table-cell>
          <table:table-cell office:value-type="string">
            <text:p>E60</text:p>
          </table:table-cell>
          <table:table-cell office:value-type="string">
            <text:p>E61</text:p>
          </table:table-cell>
          <table:table-cell office:value-type="string">
            <text:p>E62</text:p>
          </table:table-cell>
          <table:table-cell office:value-type="string">
            <text:p>E63</text:p>
          </table:table-cell>
          <table:table-cell office:value-type="string">
            <text:p>E64</text:p>
          </table:table-cell>
          <table:table-cell office:value-type="string">
            <text:p>E65</text:p>
          </table:table-cell>
          <table:table-cell office:value-type="string">
            <text:p>E66</text:p>
          </table:table-cell>
          <table:table-cell office:value-type="string">
            <text:p>E67</text:p>
          </table:table-cell>
          <table:table-cell office:value-type="string">
            <text:p>E68</text:p>
          </table:table-cell>
          <table:table-cell office:value-type="string">
            <text:p>E69</text:p>
          </table:table-cell>
          <table:table-cell office:value-type="string">
            <text:p>E70</text:p>
          </table:table-cell>
          <table:table-cell table:number-columns-repeated="952"/>
        </table:table-row>
        <table:table-row table:style-name="ro1">
          <table:table-cell office:value-type="string">
            <text:p>D</text:p>
          </table:table-cell>
          <table:table-cell office:value-type="string">
            <text:p>D1</text:p>
          </table:table-cell>
          <table:table-cell office:value-type="string">
            <text:p>D2</text:p>
          </table:table-cell>
          <table:table-cell office:value-type="string">
            <text:p>D3</text:p>
          </table:table-cell>
          <table:table-cell office:value-type="string">
            <text:p>D4</text:p>
          </table:table-cell>
          <table:table-cell office:value-type="string">
            <text:p>D5</text:p>
          </table:table-cell>
          <table:table-cell office:value-type="string">
            <text:p>D6</text:p>
          </table:table-cell>
          <table:table-cell office:value-type="string">
            <text:p>D7</text:p>
          </table:table-cell>
          <table:table-cell office:value-type="string">
            <text:p>D8</text:p>
          </table:table-cell>
          <table:table-cell office:value-type="string">
            <text:p>D9</text:p>
          </table:table-cell>
          <table:table-cell office:value-type="string">
            <text:p>D10</text:p>
          </table:table-cell>
          <table:table-cell office:value-type="string">
            <text:p>D11</text:p>
          </table:table-cell>
          <table:table-cell office:value-type="string">
            <text:p>D12</text:p>
          </table:table-cell>
          <table:table-cell office:value-type="string">
            <text:p>D13</text:p>
          </table:table-cell>
          <table:table-cell office:value-type="string">
            <text:p>D14</text:p>
          </table:table-cell>
          <table:table-cell office:value-type="string">
            <text:p>D15</text:p>
          </table:table-cell>
          <table:table-cell office:value-type="string">
            <text:p>D16</text:p>
          </table:table-cell>
          <table:table-cell office:value-type="string">
            <text:p>D17</text:p>
          </table:table-cell>
          <table:table-cell office:value-type="string">
            <text:p>D18</text:p>
          </table:table-cell>
          <table:table-cell office:value-type="string">
            <text:p>D19</text:p>
          </table:table-cell>
          <table:table-cell office:value-type="string">
            <text:p>D20</text:p>
          </table:table-cell>
          <table:table-cell office:value-type="string">
            <text:p>D21</text:p>
          </table:table-cell>
          <table:table-cell office:value-type="string">
            <text:p>D22</text:p>
          </table:table-cell>
          <table:table-cell office:value-type="string">
            <text:p>D23</text:p>
          </table:table-cell>
          <table:table-cell office:value-type="string">
            <text:p>D24</text:p>
          </table:table-cell>
          <table:table-cell office:value-type="string">
            <text:p>D25</text:p>
          </table:table-cell>
          <table:table-cell office:value-type="string">
            <text:p>D26</text:p>
          </table:table-cell>
          <table:table-cell office:value-type="string">
            <text:p>D27</text:p>
          </table:table-cell>
          <table:table-cell office:value-type="string">
            <text:p>D28</text:p>
          </table:table-cell>
          <table:table-cell office:value-type="string">
            <text:p>D29</text:p>
          </table:table-cell>
          <table:table-cell office:value-type="string">
            <text:p>D30</text:p>
          </table:table-cell>
          <table:table-cell office:value-type="string">
            <text:p>D31</text:p>
          </table:table-cell>
          <table:table-cell office:value-type="string">
            <text:p>D32</text:p>
          </table:table-cell>
          <table:table-cell office:value-type="string">
            <text:p>D33</text:p>
          </table:table-cell>
          <table:table-cell office:value-type="string">
            <text:p>D34</text:p>
          </table:table-cell>
          <table:table-cell office:value-type="string">
            <text:p>D35</text:p>
          </table:table-cell>
          <table:table-cell office:value-type="string">
            <text:p>vv</text:p>
          </table:table-cell>
          <table:table-cell office:value-type="string">
            <text:p>D36</text:p>
          </table:table-cell>
          <table:table-cell office:value-type="string">
            <text:p>D37</text:p>
          </table:table-cell>
          <table:table-cell office:value-type="string">
            <text:p>D38</text:p>
          </table:table-cell>
          <table:table-cell office:value-type="string">
            <text:p>D39</text:p>
          </table:table-cell>
          <table:table-cell office:value-type="string">
            <text:p>D40</text:p>
          </table:table-cell>
          <table:table-cell office:value-type="string">
            <text:p>D41</text:p>
          </table:table-cell>
          <table:table-cell office:value-type="string">
            <text:p>D42</text:p>
          </table:table-cell>
          <table:table-cell office:value-type="string">
            <text:p>D43</text:p>
          </table:table-cell>
          <table:table-cell office:value-type="string">
            <text:p>D44</text:p>
          </table:table-cell>
          <table:table-cell office:value-type="string">
            <text:p>D45</text:p>
          </table:table-cell>
          <table:table-cell office:value-type="string">
            <text:p>D46</text:p>
          </table:table-cell>
          <table:table-cell office:value-type="string">
            <text:p>D47</text:p>
          </table:table-cell>
          <table:table-cell office:value-type="string">
            <text:p>D48</text:p>
          </table:table-cell>
          <table:table-cell office:value-type="string">
            <text:p>D49</text:p>
          </table:table-cell>
          <table:table-cell office:value-type="string">
            <text:p>D50</text:p>
          </table:table-cell>
          <table:table-cell office:value-type="string">
            <text:p>D51</text:p>
          </table:table-cell>
          <table:table-cell office:value-type="string">
            <text:p>D52</text:p>
          </table:table-cell>
          <table:table-cell office:value-type="string">
            <text:p>D53</text:p>
          </table:table-cell>
          <table:table-cell office:value-type="string">
            <text:p>D54</text:p>
          </table:table-cell>
          <table:table-cell office:value-type="string">
            <text:p>D55</text:p>
          </table:table-cell>
          <table:table-cell office:value-type="string">
            <text:p>D56</text:p>
          </table:table-cell>
          <table:table-cell office:value-type="string">
            <text:p>D57</text:p>
          </table:table-cell>
          <table:table-cell office:value-type="string">
            <text:p>D58</text:p>
          </table:table-cell>
          <table:table-cell office:value-type="string">
            <text:p>D59</text:p>
          </table:table-cell>
          <table:table-cell office:value-type="string">
            <text:p>D60</text:p>
          </table:table-cell>
          <table:table-cell office:value-type="string">
            <text:p>D61</text:p>
          </table:table-cell>
          <table:table-cell office:value-type="string">
            <text:p>D62</text:p>
          </table:table-cell>
          <table:table-cell office:value-type="string">
            <text:p>D63</text:p>
          </table:table-cell>
          <table:table-cell office:value-type="string">
            <text:p>D64</text:p>
          </table:table-cell>
          <table:table-cell office:value-type="string">
            <text:p>D65</text:p>
          </table:table-cell>
          <table:table-cell office:value-type="string">
            <text:p>D66</text:p>
          </table:table-cell>
          <table:table-cell office:value-type="string">
            <text:p>D67</text:p>
          </table:table-cell>
          <table:table-cell office:value-type="string">
            <text:p>D68</text:p>
          </table:table-cell>
          <table:table-cell office:value-type="string">
            <text:p>D69</text:p>
          </table:table-cell>
          <table:table-cell office:value-type="string">
            <text:p>D70</text:p>
          </table:table-cell>
          <table:table-cell table:number-columns-repeated="952"/>
        </table:table-row>
        <table:table-row table:style-name="ro1">
          <table:table-cell office:value-type="string">
            <text:p>C</text:p>
          </table:table-cell>
          <table:table-cell office:value-type="string">
            <text:p>C1</text:p>
          </table:table-cell>
          <table:table-cell office:value-type="string">
            <text:p>C2</text:p>
          </table:table-cell>
          <table:table-cell office:value-type="string">
            <text:p>C3</text:p>
          </table:table-cell>
          <table:table-cell office:value-type="string">
            <text:p>C4</text:p>
          </table:table-cell>
          <table:table-cell office:value-type="string">
            <text:p>C5</text:p>
          </table:table-cell>
          <table:table-cell office:value-type="string">
            <text:p>C6</text:p>
          </table:table-cell>
          <table:table-cell office:value-type="string">
            <text:p>C7</text:p>
          </table:table-cell>
          <table:table-cell office:value-type="string">
            <text:p>C8</text:p>
          </table:table-cell>
          <table:table-cell office:value-type="string">
            <text:p>C9</text:p>
          </table:table-cell>
          <table:table-cell office:value-type="string">
            <text:p>C10</text:p>
          </table:table-cell>
          <table:table-cell office:value-type="string">
            <text:p>C11</text:p>
          </table:table-cell>
          <table:table-cell office:value-type="string">
            <text:p>C12</text:p>
          </table:table-cell>
          <table:table-cell office:value-type="string">
            <text:p>C13</text:p>
          </table:table-cell>
          <table:table-cell office:value-type="string">
            <text:p>C14</text:p>
          </table:table-cell>
          <table:table-cell office:value-type="string">
            <text:p>C15</text:p>
          </table:table-cell>
          <table:table-cell office:value-type="string">
            <text:p>C16</text:p>
          </table:table-cell>
          <table:table-cell office:value-type="string">
            <text:p>C17</text:p>
          </table:table-cell>
          <table:table-cell office:value-type="string">
            <text:p>C18</text:p>
          </table:table-cell>
          <table:table-cell office:value-type="string">
            <text:p>C19</text:p>
          </table:table-cell>
          <table:table-cell office:value-type="string">
            <text:p>C20</text:p>
          </table:table-cell>
          <table:table-cell office:value-type="string">
            <text:p>C21</text:p>
          </table:table-cell>
          <table:table-cell office:value-type="string">
            <text:p>C22</text:p>
          </table:table-cell>
          <table:table-cell office:value-type="string">
            <text:p>C23</text:p>
          </table:table-cell>
          <table:table-cell office:value-type="string">
            <text:p>C24</text:p>
          </table:table-cell>
          <table:table-cell office:value-type="string">
            <text:p>C25</text:p>
          </table:table-cell>
          <table:table-cell office:value-type="string">
            <text:p>C26</text:p>
          </table:table-cell>
          <table:table-cell office:value-type="string">
            <text:p>C27</text:p>
          </table:table-cell>
          <table:table-cell office:value-type="string">
            <text:p>C28</text:p>
          </table:table-cell>
          <table:table-cell office:value-type="string">
            <text:p>C29</text:p>
          </table:table-cell>
          <table:table-cell office:value-type="string">
            <text:p>C30</text:p>
          </table:table-cell>
          <table:table-cell office:value-type="string">
            <text:p>C31</text:p>
          </table:table-cell>
          <table:table-cell office:value-type="string">
            <text:p>C32</text:p>
          </table:table-cell>
          <table:table-cell office:value-type="string">
            <text:p>C33</text:p>
          </table:table-cell>
          <table:table-cell office:value-type="string">
            <text:p>C34</text:p>
          </table:table-cell>
          <table:table-cell office:value-type="string">
            <text:p>C35</text:p>
          </table:table-cell>
          <table:table-cell office:value-type="string">
            <text:p>^^</text:p>
          </table:table-cell>
          <table:table-cell office:value-type="string">
            <text:p>C36</text:p>
          </table:table-cell>
          <table:table-cell office:value-type="string">
            <text:p>C37</text:p>
          </table:table-cell>
          <table:table-cell office:value-type="string">
            <text:p>C38</text:p>
          </table:table-cell>
          <table:table-cell office:value-type="string">
            <text:p>C39</text:p>
          </table:table-cell>
          <table:table-cell office:value-type="string">
            <text:p>C40</text:p>
          </table:table-cell>
          <table:table-cell office:value-type="string">
            <text:p>C41</text:p>
          </table:table-cell>
          <table:table-cell office:value-type="string">
            <text:p>C42</text:p>
          </table:table-cell>
          <table:table-cell office:value-type="string">
            <text:p>C43</text:p>
          </table:table-cell>
          <table:table-cell office:value-type="string">
            <text:p>C44</text:p>
          </table:table-cell>
          <table:table-cell office:value-type="string">
            <text:p>C45</text:p>
          </table:table-cell>
          <table:table-cell office:value-type="string">
            <text:p>C46</text:p>
          </table:table-cell>
          <table:table-cell office:value-type="string">
            <text:p>C47</text:p>
          </table:table-cell>
          <table:table-cell office:value-type="string">
            <text:p>C48</text:p>
          </table:table-cell>
          <table:table-cell office:value-type="string">
            <text:p>C49</text:p>
          </table:table-cell>
          <table:table-cell office:value-type="string">
            <text:p>C50</text:p>
          </table:table-cell>
          <table:table-cell office:value-type="string">
            <text:p>C51</text:p>
          </table:table-cell>
          <table:table-cell office:value-type="string">
            <text:p>C52</text:p>
          </table:table-cell>
          <table:table-cell office:value-type="string">
            <text:p>C53</text:p>
          </table:table-cell>
          <table:table-cell office:value-type="string">
            <text:p>C54</text:p>
          </table:table-cell>
          <table:table-cell office:value-type="string">
            <text:p>C55</text:p>
          </table:table-cell>
          <table:table-cell office:value-type="string">
            <text:p>C56</text:p>
          </table:table-cell>
          <table:table-cell office:value-type="string">
            <text:p>C57</text:p>
          </table:table-cell>
          <table:table-cell office:value-type="string">
            <text:p>C58</text:p>
          </table:table-cell>
          <table:table-cell office:value-type="string">
            <text:p>C59</text:p>
          </table:table-cell>
          <table:table-cell office:value-type="string">
            <text:p>C60</text:p>
          </table:table-cell>
          <table:table-cell office:value-type="string">
            <text:p>C61</text:p>
          </table:table-cell>
          <table:table-cell office:value-type="string">
            <text:p>C62</text:p>
          </table:table-cell>
          <table:table-cell office:value-type="string">
            <text:p>C63</text:p>
          </table:table-cell>
          <table:table-cell office:value-type="string">
            <text:p>C64</text:p>
          </table:table-cell>
          <table:table-cell office:value-type="string">
            <text:p>C65</text:p>
          </table:table-cell>
          <table:table-cell office:value-type="string">
            <text:p>C66</text:p>
          </table:table-cell>
          <table:table-cell office:value-type="string">
            <text:p>C67</text:p>
          </table:table-cell>
          <table:table-cell office:value-type="string">
            <text:p>C68</text:p>
          </table:table-cell>
          <table:table-cell office:value-type="string">
            <text:p>C69</text:p>
          </table:table-cell>
          <table:table-cell office:value-type="string">
            <text:p>C70</text:p>
          </table:table-cell>
          <table:table-cell table:number-columns-repeated="952"/>
        </table:table-row>
        <table:table-row table:style-name="ro1">
          <table:table-cell office:value-type="string">
            <text:p>B</text:p>
          </table:table-cell>
          <table:table-cell office:value-type="string">
            <text:p>B1</text:p>
          </table:table-cell>
          <table:table-cell office:value-type="string">
            <text:p>B2</text:p>
          </table:table-cell>
          <table:table-cell office:value-type="string">
            <text:p>B3</text:p>
          </table:table-cell>
          <table:table-cell office:value-type="string">
            <text:p>B4</text:p>
          </table:table-cell>
          <table:table-cell office:value-type="string">
            <text:p>B5</text:p>
          </table:table-cell>
          <table:table-cell office:value-type="string">
            <text:p>B6</text:p>
          </table:table-cell>
          <table:table-cell office:value-type="string">
            <text:p>B7</text:p>
          </table:table-cell>
          <table:table-cell office:value-type="string">
            <text:p>B8</text:p>
          </table:table-cell>
          <table:table-cell office:value-type="string">
            <text:p>B9</text:p>
          </table:table-cell>
          <table:table-cell office:value-type="string">
            <text:p>B10</text:p>
          </table:table-cell>
          <table:table-cell office:value-type="string">
            <text:p>B11</text:p>
          </table:table-cell>
          <table:table-cell office:value-type="string">
            <text:p>B12</text:p>
          </table:table-cell>
          <table:table-cell office:value-type="string">
            <text:p>B13</text:p>
          </table:table-cell>
          <table:table-cell office:value-type="string">
            <text:p>B14</text:p>
          </table:table-cell>
          <table:table-cell office:value-type="string">
            <text:p>B15</text:p>
          </table:table-cell>
          <table:table-cell office:value-type="string">
            <text:p>B16</text:p>
          </table:table-cell>
          <table:table-cell office:value-type="string">
            <text:p>B17</text:p>
          </table:table-cell>
          <table:table-cell office:value-type="string">
            <text:p>B18</text:p>
          </table:table-cell>
          <table:table-cell office:value-type="string">
            <text:p>B19</text:p>
          </table:table-cell>
          <table:table-cell office:value-type="string">
            <text:p>B20</text:p>
          </table:table-cell>
          <table:table-cell office:value-type="string">
            <text:p>B21</text:p>
          </table:table-cell>
          <table:table-cell office:value-type="string">
            <text:p>B22</text:p>
          </table:table-cell>
          <table:table-cell office:value-type="string">
            <text:p>B23</text:p>
          </table:table-cell>
          <table:table-cell office:value-type="string">
            <text:p>B24</text:p>
          </table:table-cell>
          <table:table-cell office:value-type="string">
            <text:p>B25</text:p>
          </table:table-cell>
          <table:table-cell office:value-type="string">
            <text:p>B26</text:p>
          </table:table-cell>
          <table:table-cell office:value-type="string">
            <text:p>B27</text:p>
          </table:table-cell>
          <table:table-cell office:value-type="string">
            <text:p>B28</text:p>
          </table:table-cell>
          <table:table-cell office:value-type="string">
            <text:p>B29</text:p>
          </table:table-cell>
          <table:table-cell office:value-type="string">
            <text:p>B30</text:p>
          </table:table-cell>
          <table:table-cell office:value-type="string">
            <text:p>B31</text:p>
          </table:table-cell>
          <table:table-cell office:value-type="string">
            <text:p>B32</text:p>
          </table:table-cell>
          <table:table-cell office:value-type="string">
            <text:p>B33</text:p>
          </table:table-cell>
          <table:table-cell office:value-type="string">
            <text:p>B34</text:p>
          </table:table-cell>
          <table:table-cell office:value-type="string">
            <text:p>B35</text:p>
          </table:table-cell>
          <table:table-cell office:value-type="string">
            <text:p>vv</text:p>
          </table:table-cell>
          <table:table-cell office:value-type="string">
            <text:p>B36</text:p>
          </table:table-cell>
          <table:table-cell office:value-type="string">
            <text:p>B37</text:p>
          </table:table-cell>
          <table:table-cell office:value-type="string">
            <text:p>B38</text:p>
          </table:table-cell>
          <table:table-cell office:value-type="string">
            <text:p>B39</text:p>
          </table:table-cell>
          <table:table-cell office:value-type="string">
            <text:p>B40</text:p>
          </table:table-cell>
          <table:table-cell office:value-type="string">
            <text:p>B41</text:p>
          </table:table-cell>
          <table:table-cell office:value-type="string">
            <text:p>B42</text:p>
          </table:table-cell>
          <table:table-cell office:value-type="string">
            <text:p>B43</text:p>
          </table:table-cell>
          <table:table-cell office:value-type="string">
            <text:p>B44</text:p>
          </table:table-cell>
          <table:table-cell office:value-type="string">
            <text:p>B45</text:p>
          </table:table-cell>
          <table:table-cell office:value-type="string">
            <text:p>B46</text:p>
          </table:table-cell>
          <table:table-cell office:value-type="string">
            <text:p>B47</text:p>
          </table:table-cell>
          <table:table-cell office:value-type="string">
            <text:p>B48</text:p>
          </table:table-cell>
          <table:table-cell office:value-type="string">
            <text:p>B49</text:p>
          </table:table-cell>
          <table:table-cell office:value-type="string">
            <text:p>B50</text:p>
          </table:table-cell>
          <table:table-cell office:value-type="string">
            <text:p>B51</text:p>
          </table:table-cell>
          <table:table-cell office:value-type="string">
            <text:p>B52</text:p>
          </table:table-cell>
          <table:table-cell office:value-type="string">
            <text:p>B53</text:p>
          </table:table-cell>
          <table:table-cell office:value-type="string">
            <text:p>B54</text:p>
          </table:table-cell>
          <table:table-cell office:value-type="string">
            <text:p>B55</text:p>
          </table:table-cell>
          <table:table-cell office:value-type="string">
            <text:p>B56</text:p>
          </table:table-cell>
          <table:table-cell office:value-type="string">
            <text:p>B57</text:p>
          </table:table-cell>
          <table:table-cell office:value-type="string">
            <text:p>B58</text:p>
          </table:table-cell>
          <table:table-cell office:value-type="string">
            <text:p>B59</text:p>
          </table:table-cell>
          <table:table-cell office:value-type="string">
            <text:p>B60</text:p>
          </table:table-cell>
          <table:table-cell office:value-type="string">
            <text:p>B61</text:p>
          </table:table-cell>
          <table:table-cell office:value-type="string">
            <text:p>B62</text:p>
          </table:table-cell>
          <table:table-cell office:value-type="string">
            <text:p>B63</text:p>
          </table:table-cell>
          <table:table-cell office:value-type="string">
            <text:p>B64</text:p>
          </table:table-cell>
          <table:table-cell office:value-type="string">
            <text:p>B65</text:p>
          </table:table-cell>
          <table:table-cell office:value-type="string">
            <text:p>B66</text:p>
          </table:table-cell>
          <table:table-cell office:value-type="string">
            <text:p>B67</text:p>
          </table:table-cell>
          <table:table-cell office:value-type="string">
            <text:p>B68</text:p>
          </table:table-cell>
          <table:table-cell office:value-type="string">
            <text:p>B69</text:p>
          </table:table-cell>
          <table:table-cell office:value-type="string">
            <text:p>B70</text:p>
          </table:table-cell>
          <table:table-cell table:number-columns-repeated="952"/>
        </table:table-row>
        <table:table-row table:style-name="ro1">
          <table:table-cell office:value-type="string">
            <text:p>A</text:p>
          </table:table-cell>
          <table:table-cell office:value-type="string">
            <text:p>A1</text:p>
          </table:table-cell>
          <table:table-cell office:value-type="string">
            <text:p>A2</text:p>
          </table:table-cell>
          <table:table-cell office:value-type="string">
            <text:p>A3</text:p>
          </table:table-cell>
          <table:table-cell office:value-type="string">
            <text:p>A4</text:p>
          </table:table-cell>
          <table:table-cell office:value-type="string">
            <text:p>A5</text:p>
          </table:table-cell>
          <table:table-cell office:value-type="string">
            <text:p>A6</text:p>
          </table:table-cell>
          <table:table-cell office:value-type="string">
            <text:p>A7</text:p>
          </table:table-cell>
          <table:table-cell office:value-type="string">
            <text:p>A8</text:p>
          </table:table-cell>
          <table:table-cell office:value-type="string">
            <text:p>A9</text:p>
          </table:table-cell>
          <table:table-cell office:value-type="string">
            <text:p>A10</text:p>
          </table:table-cell>
          <table:table-cell office:value-type="string">
            <text:p>A11</text:p>
          </table:table-cell>
          <table:table-cell office:value-type="string">
            <text:p>A12</text:p>
          </table:table-cell>
          <table:table-cell office:value-type="string">
            <text:p>A13</text:p>
          </table:table-cell>
          <table:table-cell office:value-type="string">
            <text:p>A14</text:p>
          </table:table-cell>
          <table:table-cell office:value-type="string">
            <text:p>A15</text:p>
          </table:table-cell>
          <table:table-cell office:value-type="string">
            <text:p>A16</text:p>
          </table:table-cell>
          <table:table-cell office:value-type="string">
            <text:p>A17</text:p>
          </table:table-cell>
          <table:table-cell office:value-type="string">
            <text:p>A18</text:p>
          </table:table-cell>
          <table:table-cell office:value-type="string">
            <text:p>A19</text:p>
          </table:table-cell>
          <table:table-cell office:value-type="string">
            <text:p>A20</text:p>
          </table:table-cell>
          <table:table-cell office:value-type="string">
            <text:p>A21</text:p>
          </table:table-cell>
          <table:table-cell office:value-type="string">
            <text:p>A22</text:p>
          </table:table-cell>
          <table:table-cell office:value-type="string">
            <text:p>A23</text:p>
          </table:table-cell>
          <table:table-cell office:value-type="string">
            <text:p>A24</text:p>
          </table:table-cell>
          <table:table-cell office:value-type="string">
            <text:p>A25</text:p>
          </table:table-cell>
          <table:table-cell office:value-type="string">
            <text:p>A26</text:p>
          </table:table-cell>
          <table:table-cell office:value-type="string">
            <text:p>A27</text:p>
          </table:table-cell>
          <table:table-cell office:value-type="string">
            <text:p>A28</text:p>
          </table:table-cell>
          <table:table-cell office:value-type="string">
            <text:p>A29</text:p>
          </table:table-cell>
          <table:table-cell office:value-type="string">
            <text:p>A30</text:p>
          </table:table-cell>
          <table:table-cell office:value-type="string">
            <text:p>A31</text:p>
          </table:table-cell>
          <table:table-cell office:value-type="string">
            <text:p>A32</text:p>
          </table:table-cell>
          <table:table-cell office:value-type="string">
            <text:p>A33</text:p>
          </table:table-cell>
          <table:table-cell office:value-type="string">
            <text:p>A34</text:p>
          </table:table-cell>
          <table:table-cell office:value-type="string">
            <text:p>A35</text:p>
          </table:table-cell>
          <table:table-cell office:value-type="string">
            <text:p>^^</text:p>
          </table:table-cell>
          <table:table-cell office:value-type="string">
            <text:p>A36</text:p>
          </table:table-cell>
          <table:table-cell office:value-type="string">
            <text:p>A37</text:p>
          </table:table-cell>
          <table:table-cell office:value-type="string">
            <text:p>A38</text:p>
          </table:table-cell>
          <table:table-cell office:value-type="string">
            <text:p>A39</text:p>
          </table:table-cell>
          <table:table-cell office:value-type="string">
            <text:p>A40</text:p>
          </table:table-cell>
          <table:table-cell office:value-type="string">
            <text:p>A41</text:p>
          </table:table-cell>
          <table:table-cell office:value-type="string">
            <text:p>A42</text:p>
          </table:table-cell>
          <table:table-cell office:value-type="string">
            <text:p>A43</text:p>
          </table:table-cell>
          <table:table-cell office:value-type="string">
            <text:p>A44</text:p>
          </table:table-cell>
          <table:table-cell office:value-type="string">
            <text:p>A45</text:p>
          </table:table-cell>
          <table:table-cell office:value-type="string">
            <text:p>A46</text:p>
          </table:table-cell>
          <table:table-cell office:value-type="string">
            <text:p>A47</text:p>
          </table:table-cell>
          <table:table-cell office:value-type="string">
            <text:p>A48</text:p>
          </table:table-cell>
          <table:table-cell office:value-type="string">
            <text:p>A49</text:p>
          </table:table-cell>
          <table:table-cell office:value-type="string">
            <text:p>A50</text:p>
          </table:table-cell>
          <table:table-cell office:value-type="string">
            <text:p>A51</text:p>
          </table:table-cell>
          <table:table-cell office:value-type="string">
            <text:p>A52</text:p>
          </table:table-cell>
          <table:table-cell office:value-type="string">
            <text:p>A53</text:p>
          </table:table-cell>
          <table:table-cell office:value-type="string">
            <text:p>A54</text:p>
          </table:table-cell>
          <table:table-cell office:value-type="string">
            <text:p>A55</text:p>
          </table:table-cell>
          <table:table-cell office:value-type="string">
            <text:p>A56</text:p>
          </table:table-cell>
          <table:table-cell office:value-type="string">
            <text:p>A57</text:p>
          </table:table-cell>
          <table:table-cell office:value-type="string">
            <text:p>A58</text:p>
          </table:table-cell>
          <table:table-cell office:value-type="string">
            <text:p>A59</text:p>
          </table:table-cell>
          <table:table-cell office:value-type="string">
            <text:p>A60</text:p>
          </table:table-cell>
          <table:table-cell office:value-type="string">
            <text:p>A61</text:p>
          </table:table-cell>
          <table:table-cell office:value-type="string">
            <text:p>A62</text:p>
          </table:table-cell>
          <table:table-cell office:value-type="string">
            <text:p>A63</text:p>
          </table:table-cell>
          <table:table-cell office:value-type="string">
            <text:p>A64</text:p>
          </table:table-cell>
          <table:table-cell office:value-type="string">
            <text:p>A65</text:p>
          </table:table-cell>
          <table:table-cell office:value-type="string">
            <text:p>A66</text:p>
          </table:table-cell>
          <table:table-cell office:value-type="string">
            <text:p>A67</text:p>
          </table:table-cell>
          <table:table-cell office:value-type="string">
            <text:p>A68</text:p>
          </table:table-cell>
          <table:table-cell office:value-type="string">
            <text:p>A69</text:p>
          </table:table-cell>
          <table:table-cell office:value-type="string">
            <text:p>A70</text:p>
          </table:table-cell>
          <table:table-cell table:number-columns-repeated="952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4">11/04/2020</text:date>, <text:time>23:5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ulton nelson</meta:initial-creator>
    <meta:creation-date>2020-11-04T23:33:53.93</meta:creation-date>
    <dc:date>2020-11-04T23:51:55.54</dc:date>
    <dc:creator>daulton nelson</dc:creator>
    <meta:editing-duration>PT17M56S</meta:editing-duration>
    <meta:editing-cycles>11</meta:editing-cycles>
    <meta:generator>OpenOffice/4.1.4$Win32 OpenOffice.org_project/414m5$Build-9788</meta:generator>
    <meta:document-statistic meta:table-count="3" meta:cell-count="1732" meta:object-count="0"/>
  </office:meta>
</office:document-meta>
</file>